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0.85pt"/>
    </style:style>
    <style:style style:name="co4" style:family="table-column">
      <style:table-column-properties fo:break-before="auto" style:column-width="134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differenc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(avg-low)/low</text:p>
          </table:table-cell>
          <table:table-cell office:value-type="string" calcext:value-type="string">
            <text:p>(new-low)/low</text:p>
          </table:table-cell>
          <table:table-cell/>
          <table:table-cell office:value-type="string" calcext:value-type="string">
            <text:p>avgerage(colA)</text:p>
          </table:table-cell>
          <table:table-cell office:value-type="string" calcext:value-type="string">
            <text:p>avgerage(colB)</text:p>
          </table:table-cell>
        </table:table-row>
        <table:table-row table:style-name="ro1">
          <table:table-cell office:value-type="float" office:value="1.0469121871" calcext:value-type="float">
            <text:p>1.0469121871</text:p>
          </table:table-cell>
          <table:table-cell office:value-type="float" office:value="1.1512084391" calcext:value-type="float">
            <text:p>1.1512084391</text:p>
          </table:table-cell>
          <table:table-cell/>
          <table:table-cell table:formula="of:=AVERAGE([.A2:.A326])" office:value-type="float" office:value="1.47618216092" calcext:value-type="float">
            <text:p>1.4761821609</text:p>
          </table:table-cell>
          <table:table-cell table:formula="of:=AVERAGE([.B2:.B326])" office:value-type="float" office:value="1.34189970919415" calcext:value-type="float">
            <text:p>1.3418997092</text:p>
          </table:table-cell>
        </table:table-row>
        <table:table-row table:style-name="ro1">
          <table:table-cell office:value-type="float" office:value="1.0469121871" calcext:value-type="float">
            <text:p>1.0469121871</text:p>
          </table:table-cell>
          <table:table-cell office:value-type="float" office:value="1.1512084391" calcext:value-type="float">
            <text:p>1.1512084391</text:p>
          </table:table-cell>
          <table:table-cell table:number-columns-repeated="3"/>
        </table:table-row>
        <table:table-row table:style-name="ro1">
          <table:table-cell office:value-type="float" office:value="1.386282677" calcext:value-type="float">
            <text:p>1.386282677</text:p>
          </table:table-cell>
          <table:table-cell office:value-type="float" office:value="1.3487105298" calcext:value-type="float">
            <text:p>1.3487105298</text:p>
          </table:table-cell>
          <table:table-cell/>
          <table:table-cell office:value-type="string" calcext:value-type="string">
            <text:p>standard deviation of colA</text:p>
          </table:table-cell>
          <table:table-cell office:value-type="string" calcext:value-type="string">
            <text:p>std deviations away (z value)</text:p>
          </table:table-cell>
        </table:table-row>
        <table:table-row table:style-name="ro1">
          <table:table-cell office:value-type="float" office:value="0.927073691" calcext:value-type="float">
            <text:p>0.927073691</text:p>
          </table:table-cell>
          <table:table-cell office:value-type="float" office:value="1.1737262493" calcext:value-type="float">
            <text:p>1.1737262493</text:p>
          </table:table-cell>
          <table:table-cell/>
          <table:table-cell table:formula="of:=STDEVPA([.A2:.A326])" office:value-type="float" office:value="0.325318318002167" calcext:value-type="float">
            <text:p>0.325318318</text:p>
          </table:table-cell>
          <table:table-cell table:formula="of:=ABS([.E2]-[.D2])/[.D5]" office:value-type="float" office:value="0.412772488652032" calcext:value-type="float">
            <text:p>0.4127724887</text:p>
          </table:table-cell>
        </table:table-row>
        <table:table-row table:style-name="ro1">
          <table:table-cell office:value-type="float" office:value="1.218638593" calcext:value-type="float">
            <text:p>1.218638593</text:p>
          </table:table-cell>
          <table:table-cell office:value-type="float" office:value="1.0533307138" calcext:value-type="float">
            <text:p>1.0533307138</text:p>
          </table:table-cell>
          <table:table-cell table:number-columns-repeated="3"/>
        </table:table-row>
        <table:table-row table:style-name="ro1">
          <table:table-cell office:value-type="float" office:value="1.102006903" calcext:value-type="float">
            <text:p>1.102006903</text:p>
          </table:table-cell>
          <table:table-cell office:value-type="float" office:value="0.8394356064" calcext:value-type="float">
            <text:p>0.8394356064</text:p>
          </table:table-cell>
          <table:table-cell table:number-columns-repeated="3"/>
        </table:table-row>
        <table:table-row table:style-name="ro1">
          <table:table-cell office:value-type="float" office:value="1.2714914375" calcext:value-type="float">
            <text:p>1.2714914375</text:p>
          </table:table-cell>
          <table:table-cell office:value-type="float" office:value="0.6968117512" calcext:value-type="float">
            <text:p>0.6968117512</text:p>
          </table:table-cell>
          <table:table-cell/>
          <table:table-cell office:value-type="string" calcext:value-type="string">
            <text:p>z at standard normal</text:p>
          </table:table-cell>
          <table:table-cell office:value-type="string" calcext:value-type="string">
            <text:p>outer data</text:p>
          </table:table-cell>
        </table:table-row>
        <table:table-row table:style-name="ro1">
          <table:table-cell office:value-type="float" office:value="1.1608266633" calcext:value-type="float">
            <text:p>1.1608266633</text:p>
          </table:table-cell>
          <table:table-cell office:value-type="float" office:value="1.1421370044" calcext:value-type="float">
            <text:p>1.1421370044</text:p>
          </table:table-cell>
          <table:table-cell/>
          <table:table-cell table:style-name="ce1" table:formula="of:=1-0.6798" office:value-type="percentage" office:value="0.3202" calcext:value-type="percentage">
            <text:p>32.02%</text:p>
          </table:table-cell>
          <table:table-cell table:style-name="ce1" table:formula="of:=1-[.D9]" office:value-type="percentage" office:value="0.6798" calcext:value-type="percentage">
            <text:p>67.98%</text:p>
          </table:table-cell>
        </table:table-row>
        <table:table-row table:style-name="ro1">
          <table:table-cell office:value-type="float" office:value="1.167865291" calcext:value-type="float">
            <text:p>1.167865291</text:p>
          </table:table-cell>
          <table:table-cell office:value-type="float" office:value="1.0069396664" calcext:value-type="float">
            <text:p>1.0069396664</text:p>
          </table:table-cell>
          <table:table-cell table:number-columns-repeated="3"/>
        </table:table-row>
        <table:table-row table:style-name="ro1">
          <table:table-cell office:value-type="float" office:value="1.1355811183" calcext:value-type="float">
            <text:p>1.1355811183</text:p>
          </table:table-cell>
          <table:table-cell office:value-type="float" office:value="1.0202880296" calcext:value-type="float">
            <text:p>1.0202880296</text:p>
          </table:table-cell>
          <table:table-cell table:number-columns-repeated="3"/>
        </table:table-row>
        <table:table-row table:style-name="ro1">
          <table:table-cell office:value-type="float" office:value="0.8880982561" calcext:value-type="float">
            <text:p>0.8880982561</text:p>
          </table:table-cell>
          <table:table-cell office:value-type="float" office:value="0.9200131825" calcext:value-type="float">
            <text:p>0.9200131825</text:p>
          </table:table-cell>
          <table:table-cell table:number-columns-repeated="3"/>
        </table:table-row>
        <table:table-row table:style-name="ro1">
          <table:table-cell office:value-type="float" office:value="1.0621381214" calcext:value-type="float">
            <text:p>1.0621381214</text:p>
          </table:table-cell>
          <table:table-cell office:value-type="float" office:value="0.9705593032" calcext:value-type="float">
            <text:p>0.9705593032</text:p>
          </table:table-cell>
          <table:table-cell table:number-columns-repeated="3"/>
        </table:table-row>
        <table:table-row table:style-name="ro1">
          <table:table-cell office:value-type="float" office:value="1.04042605" calcext:value-type="float">
            <text:p>1.04042605</text:p>
          </table:table-cell>
          <table:table-cell office:value-type="float" office:value="0.6882698167" calcext:value-type="float">
            <text:p>0.6882698167</text:p>
          </table:table-cell>
          <table:table-cell table:number-columns-repeated="3"/>
        </table:table-row>
        <table:table-row table:style-name="ro1">
          <table:table-cell office:value-type="float" office:value="0.9832414331" calcext:value-type="float">
            <text:p>0.9832414331</text:p>
          </table:table-cell>
          <table:table-cell office:value-type="float" office:value="1.1228776852" calcext:value-type="float">
            <text:p>1.1228776852</text:p>
          </table:table-cell>
          <table:table-cell table:number-columns-repeated="3"/>
        </table:table-row>
        <table:table-row table:style-name="ro1">
          <table:table-cell office:value-type="float" office:value="1.274246676" calcext:value-type="float">
            <text:p>1.274246676</text:p>
          </table:table-cell>
          <table:table-cell office:value-type="float" office:value="1.0743773331" calcext:value-type="float">
            <text:p>1.0743773331</text:p>
          </table:table-cell>
          <table:table-cell table:number-columns-repeated="3"/>
        </table:table-row>
        <table:table-row table:style-name="ro1">
          <table:table-cell office:value-type="float" office:value="1.849413206" calcext:value-type="float">
            <text:p>1.849413206</text:p>
          </table:table-cell>
          <table:table-cell office:value-type="float" office:value="0.9418427932" calcext:value-type="float">
            <text:p>0.9418427932</text:p>
          </table:table-cell>
          <table:table-cell table:number-columns-repeated="3"/>
        </table:table-row>
        <table:table-row table:style-name="ro1">
          <table:table-cell office:value-type="float" office:value="2.1514227723" calcext:value-type="float">
            <text:p>2.1514227723</text:p>
          </table:table-cell>
          <table:table-cell office:value-type="float" office:value="1.1346733541" calcext:value-type="float">
            <text:p>1.1346733541</text:p>
          </table:table-cell>
          <table:table-cell table:number-columns-repeated="3"/>
        </table:table-row>
        <table:table-row table:style-name="ro1">
          <table:table-cell office:value-type="float" office:value="1.1094272829" calcext:value-type="float">
            <text:p>1.1094272829</text:p>
          </table:table-cell>
          <table:table-cell office:value-type="float" office:value="0.9525628873" calcext:value-type="float">
            <text:p>0.9525628873</text:p>
          </table:table-cell>
          <table:table-cell table:number-columns-repeated="3"/>
        </table:table-row>
        <table:table-row table:style-name="ro1">
          <table:table-cell office:value-type="float" office:value="1.6530257358" calcext:value-type="float">
            <text:p>1.6530257358</text:p>
          </table:table-cell>
          <table:table-cell office:value-type="float" office:value="1.9565916034" calcext:value-type="float">
            <text:p>1.9565916034</text:p>
          </table:table-cell>
          <table:table-cell table:number-columns-repeated="3"/>
        </table:table-row>
        <table:table-row table:style-name="ro1">
          <table:table-cell office:value-type="float" office:value="1.531539872" calcext:value-type="float">
            <text:p>1.531539872</text:p>
          </table:table-cell>
          <table:table-cell office:value-type="float" office:value="1.4415758224" calcext:value-type="float">
            <text:p>1.4415758224</text:p>
          </table:table-cell>
          <table:table-cell table:number-columns-repeated="3"/>
        </table:table-row>
        <table:table-row table:style-name="ro1">
          <table:table-cell office:value-type="float" office:value="1.9021162037" calcext:value-type="float">
            <text:p>1.9021162037</text:p>
          </table:table-cell>
          <table:table-cell office:value-type="float" office:value="2.3919613708" calcext:value-type="float">
            <text:p>2.3919613708</text:p>
          </table:table-cell>
          <table:table-cell table:number-columns-repeated="3"/>
        </table:table-row>
        <table:table-row table:style-name="ro1">
          <table:table-cell office:value-type="float" office:value="1.3513150452" calcext:value-type="float">
            <text:p>1.3513150452</text:p>
          </table:table-cell>
          <table:table-cell office:value-type="float" office:value="1.2799419411" calcext:value-type="float">
            <text:p>1.2799419411</text:p>
          </table:table-cell>
          <table:table-cell table:number-columns-repeated="3"/>
        </table:table-row>
        <table:table-row table:style-name="ro1">
          <table:table-cell office:value-type="float" office:value="1.534805319" calcext:value-type="float">
            <text:p>1.534805319</text:p>
          </table:table-cell>
          <table:table-cell office:value-type="float" office:value="1.3174861603" calcext:value-type="float">
            <text:p>1.3174861603</text:p>
          </table:table-cell>
          <table:table-cell table:number-columns-repeated="3"/>
        </table:table-row>
        <table:table-row table:style-name="ro1">
          <table:table-cell office:value-type="float" office:value="1.849413206" calcext:value-type="float">
            <text:p>1.849413206</text:p>
          </table:table-cell>
          <table:table-cell office:value-type="float" office:value="0.9418427932" calcext:value-type="float">
            <text:p>0.9418427932</text:p>
          </table:table-cell>
          <table:table-cell table:number-columns-repeated="3"/>
        </table:table-row>
        <table:table-row table:style-name="ro1">
          <table:table-cell office:value-type="float" office:value="1.6166338403" calcext:value-type="float">
            <text:p>1.6166338403</text:p>
          </table:table-cell>
          <table:table-cell office:value-type="float" office:value="2.2934057835" calcext:value-type="float">
            <text:p>2.2934057835</text:p>
          </table:table-cell>
          <table:table-cell table:number-columns-repeated="3"/>
        </table:table-row>
        <table:table-row table:style-name="ro1">
          <table:table-cell office:value-type="float" office:value="1.1781680765" calcext:value-type="float">
            <text:p>1.1781680765</text:p>
          </table:table-cell>
          <table:table-cell office:value-type="float" office:value="1.0289348608" calcext:value-type="float">
            <text:p>1.0289348608</text:p>
          </table:table-cell>
          <table:table-cell table:number-columns-repeated="3"/>
        </table:table-row>
        <table:table-row table:style-name="ro1">
          <table:table-cell office:value-type="float" office:value="1.1907572295" calcext:value-type="float">
            <text:p>1.1907572295</text:p>
          </table:table-cell>
          <table:table-cell office:value-type="float" office:value="1.5041374496" calcext:value-type="float">
            <text:p>1.5041374496</text:p>
          </table:table-cell>
          <table:table-cell table:number-columns-repeated="3"/>
        </table:table-row>
        <table:table-row table:style-name="ro1">
          <table:table-cell office:value-type="float" office:value="1.4047624387" calcext:value-type="float">
            <text:p>1.4047624387</text:p>
          </table:table-cell>
          <table:table-cell office:value-type="float" office:value="1.7579214751" calcext:value-type="float">
            <text:p>1.7579214751</text:p>
          </table:table-cell>
          <table:table-cell table:number-columns-repeated="3"/>
        </table:table-row>
        <table:table-row table:style-name="ro1">
          <table:table-cell office:value-type="float" office:value="1.1602126149" calcext:value-type="float">
            <text:p>1.1602126149</text:p>
          </table:table-cell>
          <table:table-cell office:value-type="float" office:value="0.9978171261" calcext:value-type="float">
            <text:p>0.9978171261</text:p>
          </table:table-cell>
          <table:table-cell table:number-columns-repeated="3"/>
        </table:table-row>
        <table:table-row table:style-name="ro1">
          <table:table-cell office:value-type="float" office:value="1.5223903849" calcext:value-type="float">
            <text:p>1.5223903849</text:p>
          </table:table-cell>
          <table:table-cell office:value-type="float" office:value="1.5369751634" calcext:value-type="float">
            <text:p>1.5369751634</text:p>
          </table:table-cell>
          <table:table-cell table:number-columns-repeated="3"/>
        </table:table-row>
        <table:table-row table:style-name="ro1">
          <table:table-cell office:value-type="float" office:value="1.3839698098" calcext:value-type="float">
            <text:p>1.3839698098</text:p>
          </table:table-cell>
          <table:table-cell office:value-type="float" office:value="1.2256348104" calcext:value-type="float">
            <text:p>1.2256348104</text:p>
          </table:table-cell>
          <table:table-cell table:number-columns-repeated="3"/>
        </table:table-row>
        <table:table-row table:style-name="ro1">
          <table:table-cell office:value-type="float" office:value="1.1897010257" calcext:value-type="float">
            <text:p>1.1897010257</text:p>
          </table:table-cell>
          <table:table-cell office:value-type="float" office:value="1.1048145464" calcext:value-type="float">
            <text:p>1.1048145464</text:p>
          </table:table-cell>
          <table:table-cell table:number-columns-repeated="3"/>
        </table:table-row>
        <table:table-row table:style-name="ro1">
          <table:table-cell office:value-type="float" office:value="1.5719716122" calcext:value-type="float">
            <text:p>1.5719716122</text:p>
          </table:table-cell>
          <table:table-cell office:value-type="float" office:value="1.5861089646" calcext:value-type="float">
            <text:p>1.5861089646</text:p>
          </table:table-cell>
          <table:table-cell table:number-columns-repeated="3"/>
        </table:table-row>
        <table:table-row table:style-name="ro1">
          <table:table-cell office:value-type="float" office:value="1.7644790432" calcext:value-type="float">
            <text:p>1.7644790432</text:p>
          </table:table-cell>
          <table:table-cell office:value-type="float" office:value="1.9992602803" calcext:value-type="float">
            <text:p>1.9992602803</text:p>
          </table:table-cell>
          <table:table-cell table:number-columns-repeated="3"/>
        </table:table-row>
        <table:table-row table:style-name="ro1">
          <table:table-cell office:value-type="float" office:value="1.3338880844" calcext:value-type="float">
            <text:p>1.3338880844</text:p>
          </table:table-cell>
          <table:table-cell office:value-type="float" office:value="1.7837951389" calcext:value-type="float">
            <text:p>1.7837951389</text:p>
          </table:table-cell>
          <table:table-cell table:number-columns-repeated="3"/>
        </table:table-row>
        <table:table-row table:style-name="ro1">
          <table:table-cell office:value-type="float" office:value="1.9106476627" calcext:value-type="float">
            <text:p>1.9106476627</text:p>
          </table:table-cell>
          <table:table-cell office:value-type="float" office:value="1.5904388262" calcext:value-type="float">
            <text:p>1.5904388262</text:p>
          </table:table-cell>
          <table:table-cell table:number-columns-repeated="3"/>
        </table:table-row>
        <table:table-row table:style-name="ro1">
          <table:table-cell office:value-type="float" office:value="2.1109557792" calcext:value-type="float">
            <text:p>2.1109557792</text:p>
          </table:table-cell>
          <table:table-cell office:value-type="float" office:value="1.5008848501" calcext:value-type="float">
            <text:p>1.5008848501</text:p>
          </table:table-cell>
          <table:table-cell table:number-columns-repeated="3"/>
        </table:table-row>
        <table:table-row table:style-name="ro1">
          <table:table-cell office:value-type="float" office:value="1.3990821008" calcext:value-type="float">
            <text:p>1.3990821008</text:p>
          </table:table-cell>
          <table:table-cell office:value-type="float" office:value="1.4137150002" calcext:value-type="float">
            <text:p>1.4137150002</text:p>
          </table:table-cell>
          <table:table-cell table:number-columns-repeated="3"/>
        </table:table-row>
        <table:table-row table:style-name="ro1">
          <table:table-cell office:value-type="float" office:value="1.0232500622" calcext:value-type="float">
            <text:p>1.0232500622</text:p>
          </table:table-cell>
          <table:table-cell office:value-type="float" office:value="1.61645493" calcext:value-type="float">
            <text:p>1.61645493</text:p>
          </table:table-cell>
          <table:table-cell table:number-columns-repeated="3"/>
        </table:table-row>
        <table:table-row table:style-name="ro1">
          <table:table-cell office:value-type="float" office:value="1.6037009676" calcext:value-type="float">
            <text:p>1.6037009676</text:p>
          </table:table-cell>
          <table:table-cell office:value-type="float" office:value="1.008119251" calcext:value-type="float">
            <text:p>1.008119251</text:p>
          </table:table-cell>
          <table:table-cell table:number-columns-repeated="3"/>
        </table:table-row>
        <table:table-row table:style-name="ro1">
          <table:table-cell office:value-type="float" office:value="1.2697185213" calcext:value-type="float">
            <text:p>1.2697185213</text:p>
          </table:table-cell>
          <table:table-cell office:value-type="float" office:value="1.2107457483" calcext:value-type="float">
            <text:p>1.2107457483</text:p>
          </table:table-cell>
          <table:table-cell table:number-columns-repeated="3"/>
        </table:table-row>
        <table:table-row table:style-name="ro1">
          <table:table-cell office:value-type="float" office:value="1.4748354212" calcext:value-type="float">
            <text:p>1.4748354212</text:p>
          </table:table-cell>
          <table:table-cell office:value-type="float" office:value="1.0288674347" calcext:value-type="float">
            <text:p>1.0288674347</text:p>
          </table:table-cell>
          <table:table-cell table:number-columns-repeated="3"/>
        </table:table-row>
        <table:table-row table:style-name="ro1">
          <table:table-cell office:value-type="float" office:value="1.5566986016" calcext:value-type="float">
            <text:p>1.5566986016</text:p>
          </table:table-cell>
          <table:table-cell office:value-type="float" office:value="1.4864595101" calcext:value-type="float">
            <text:p>1.4864595101</text:p>
          </table:table-cell>
          <table:table-cell table:number-columns-repeated="3"/>
        </table:table-row>
        <table:table-row table:style-name="ro1">
          <table:table-cell office:value-type="float" office:value="1.5983769607" calcext:value-type="float">
            <text:p>1.5983769607</text:p>
          </table:table-cell>
          <table:table-cell office:value-type="float" office:value="1.0677246394" calcext:value-type="float">
            <text:p>1.0677246394</text:p>
          </table:table-cell>
          <table:table-cell table:number-columns-repeated="3"/>
        </table:table-row>
        <table:table-row table:style-name="ro1">
          <table:table-cell office:value-type="float" office:value="1.3451823195" calcext:value-type="float">
            <text:p>1.3451823195</text:p>
          </table:table-cell>
          <table:table-cell office:value-type="float" office:value="1.4695904523" calcext:value-type="float">
            <text:p>1.4695904523</text:p>
          </table:table-cell>
          <table:table-cell table:number-columns-repeated="3"/>
        </table:table-row>
        <table:table-row table:style-name="ro1">
          <table:table-cell office:value-type="float" office:value="2.0712902195" calcext:value-type="float">
            <text:p>2.0712902195</text:p>
          </table:table-cell>
          <table:table-cell office:value-type="float" office:value="1.1983556281" calcext:value-type="float">
            <text:p>1.1983556281</text:p>
          </table:table-cell>
          <table:table-cell table:number-columns-repeated="3"/>
        </table:table-row>
        <table:table-row table:style-name="ro1">
          <table:table-cell office:value-type="float" office:value="1.2930868841" calcext:value-type="float">
            <text:p>1.2930868841</text:p>
          </table:table-cell>
          <table:table-cell office:value-type="float" office:value="0.7242924726" calcext:value-type="float">
            <text:p>0.7242924726</text:p>
          </table:table-cell>
          <table:table-cell table:number-columns-repeated="3"/>
        </table:table-row>
        <table:table-row table:style-name="ro1">
          <table:table-cell office:value-type="float" office:value="1.4583580614" calcext:value-type="float">
            <text:p>1.4583580614</text:p>
          </table:table-cell>
          <table:table-cell office:value-type="float" office:value="1.4352719202" calcext:value-type="float">
            <text:p>1.4352719202</text:p>
          </table:table-cell>
          <table:table-cell table:number-columns-repeated="3"/>
        </table:table-row>
        <table:table-row table:style-name="ro1">
          <table:table-cell office:value-type="float" office:value="1.3325242181" calcext:value-type="float">
            <text:p>1.3325242181</text:p>
          </table:table-cell>
          <table:table-cell office:value-type="float" office:value="1.4301288666" calcext:value-type="float">
            <text:p>1.4301288666</text:p>
          </table:table-cell>
          <table:table-cell table:number-columns-repeated="3"/>
        </table:table-row>
        <table:table-row table:style-name="ro1">
          <table:table-cell office:value-type="float" office:value="1.6033233882" calcext:value-type="float">
            <text:p>1.6033233882</text:p>
          </table:table-cell>
          <table:table-cell office:value-type="float" office:value="1.914716616" calcext:value-type="float">
            <text:p>1.914716616</text:p>
          </table:table-cell>
          <table:table-cell table:number-columns-repeated="3"/>
        </table:table-row>
        <table:table-row table:style-name="ro1">
          <table:table-cell office:value-type="float" office:value="1.7677700375" calcext:value-type="float">
            <text:p>1.7677700375</text:p>
          </table:table-cell>
          <table:table-cell office:value-type="float" office:value="1.991353877" calcext:value-type="float">
            <text:p>1.991353877</text:p>
          </table:table-cell>
          <table:table-cell table:number-columns-repeated="3"/>
        </table:table-row>
        <table:table-row table:style-name="ro1">
          <table:table-cell office:value-type="float" office:value="1.4712863082" calcext:value-type="float">
            <text:p>1.4712863082</text:p>
          </table:table-cell>
          <table:table-cell office:value-type="float" office:value="1.2493166356" calcext:value-type="float">
            <text:p>1.2493166356</text:p>
          </table:table-cell>
          <table:table-cell table:number-columns-repeated="3"/>
        </table:table-row>
        <table:table-row table:style-name="ro1">
          <table:table-cell office:value-type="float" office:value="1.4645857688" calcext:value-type="float">
            <text:p>1.4645857688</text:p>
          </table:table-cell>
          <table:table-cell office:value-type="float" office:value="0.9179121902" calcext:value-type="float">
            <text:p>0.9179121902</text:p>
          </table:table-cell>
          <table:table-cell table:number-columns-repeated="3"/>
        </table:table-row>
        <table:table-row table:style-name="ro1">
          <table:table-cell office:value-type="float" office:value="2.0535241682" calcext:value-type="float">
            <text:p>2.0535241682</text:p>
          </table:table-cell>
          <table:table-cell office:value-type="float" office:value="2.0275541361" calcext:value-type="float">
            <text:p>2.0275541361</text:p>
          </table:table-cell>
          <table:table-cell table:number-columns-repeated="3"/>
        </table:table-row>
        <table:table-row table:style-name="ro1">
          <table:table-cell office:value-type="float" office:value="1.1801710885" calcext:value-type="float">
            <text:p>1.1801710885</text:p>
          </table:table-cell>
          <table:table-cell office:value-type="float" office:value="1.2087768284" calcext:value-type="float">
            <text:p>1.2087768284</text:p>
          </table:table-cell>
          <table:table-cell table:number-columns-repeated="3"/>
        </table:table-row>
        <table:table-row table:style-name="ro1">
          <table:table-cell office:value-type="float" office:value="1.3957439566" calcext:value-type="float">
            <text:p>1.3957439566</text:p>
          </table:table-cell>
          <table:table-cell office:value-type="float" office:value="0.9212037726" calcext:value-type="float">
            <text:p>0.9212037726</text:p>
          </table:table-cell>
          <table:table-cell table:number-columns-repeated="3"/>
        </table:table-row>
        <table:table-row table:style-name="ro1">
          <table:table-cell office:value-type="float" office:value="1.763076798" calcext:value-type="float">
            <text:p>1.763076798</text:p>
          </table:table-cell>
          <table:table-cell office:value-type="float" office:value="1.793549943" calcext:value-type="float">
            <text:p>1.793549943</text:p>
          </table:table-cell>
          <table:table-cell table:number-columns-repeated="3"/>
        </table:table-row>
        <table:table-row table:style-name="ro1">
          <table:table-cell office:value-type="float" office:value="1.7644790432" calcext:value-type="float">
            <text:p>1.7644790432</text:p>
          </table:table-cell>
          <table:table-cell office:value-type="float" office:value="1.9992602803" calcext:value-type="float">
            <text:p>1.9992602803</text:p>
          </table:table-cell>
          <table:table-cell table:number-columns-repeated="3"/>
        </table:table-row>
        <table:table-row table:style-name="ro1">
          <table:table-cell office:value-type="float" office:value="1.2226228646" calcext:value-type="float">
            <text:p>1.2226228646</text:p>
          </table:table-cell>
          <table:table-cell office:value-type="float" office:value="0.7705517398" calcext:value-type="float">
            <text:p>0.7705517398</text:p>
          </table:table-cell>
          <table:table-cell table:number-columns-repeated="3"/>
        </table:table-row>
        <table:table-row table:style-name="ro1">
          <table:table-cell office:value-type="float" office:value="1.2410390286" calcext:value-type="float">
            <text:p>1.2410390286</text:p>
          </table:table-cell>
          <table:table-cell office:value-type="float" office:value="1.2911782436" calcext:value-type="float">
            <text:p>1.2911782436</text:p>
          </table:table-cell>
          <table:table-cell table:number-columns-repeated="3"/>
        </table:table-row>
        <table:table-row table:style-name="ro1">
          <table:table-cell office:value-type="float" office:value="1.2341534792" calcext:value-type="float">
            <text:p>1.2341534792</text:p>
          </table:table-cell>
          <table:table-cell office:value-type="float" office:value="0.8346755366" calcext:value-type="float">
            <text:p>0.8346755366</text:p>
          </table:table-cell>
          <table:table-cell table:number-columns-repeated="3"/>
        </table:table-row>
        <table:table-row table:style-name="ro1">
          <table:table-cell office:value-type="float" office:value="1.2472244091" calcext:value-type="float">
            <text:p>1.2472244091</text:p>
          </table:table-cell>
          <table:table-cell office:value-type="float" office:value="1.4437317415" calcext:value-type="float">
            <text:p>1.4437317415</text:p>
          </table:table-cell>
          <table:table-cell table:number-columns-repeated="3"/>
        </table:table-row>
        <table:table-row table:style-name="ro1">
          <table:table-cell office:value-type="float" office:value="1.4377397294" calcext:value-type="float">
            <text:p>1.4377397294</text:p>
          </table:table-cell>
          <table:table-cell office:value-type="float" office:value="0.8402569588" calcext:value-type="float">
            <text:p>0.8402569588</text:p>
          </table:table-cell>
          <table:table-cell table:number-columns-repeated="3"/>
        </table:table-row>
        <table:table-row table:style-name="ro1">
          <table:table-cell office:value-type="float" office:value="1.7776194956" calcext:value-type="float">
            <text:p>1.7776194956</text:p>
          </table:table-cell>
          <table:table-cell office:value-type="float" office:value="1.7693373809" calcext:value-type="float">
            <text:p>1.7693373809</text:p>
          </table:table-cell>
          <table:table-cell table:number-columns-repeated="3"/>
        </table:table-row>
        <table:table-row table:style-name="ro1">
          <table:table-cell office:value-type="float" office:value="1.3974255158" calcext:value-type="float">
            <text:p>1.3974255158</text:p>
          </table:table-cell>
          <table:table-cell office:value-type="float" office:value="0.6052596163" calcext:value-type="float">
            <text:p>0.6052596163</text:p>
          </table:table-cell>
          <table:table-cell table:number-columns-repeated="3"/>
        </table:table-row>
        <table:table-row table:style-name="ro1">
          <table:table-cell office:value-type="float" office:value="1.2261046637" calcext:value-type="float">
            <text:p>1.2261046637</text:p>
          </table:table-cell>
          <table:table-cell office:value-type="float" office:value="0.8475782158" calcext:value-type="float">
            <text:p>0.8475782158</text:p>
          </table:table-cell>
          <table:table-cell table:number-columns-repeated="3"/>
        </table:table-row>
        <table:table-row table:style-name="ro1">
          <table:table-cell office:value-type="float" office:value="1.4857205554" calcext:value-type="float">
            <text:p>1.4857205554</text:p>
          </table:table-cell>
          <table:table-cell office:value-type="float" office:value="1.0747846902" calcext:value-type="float">
            <text:p>1.0747846902</text:p>
          </table:table-cell>
          <table:table-cell table:number-columns-repeated="3"/>
        </table:table-row>
        <table:table-row table:style-name="ro1">
          <table:table-cell office:value-type="float" office:value="1.4931179958" calcext:value-type="float">
            <text:p>1.4931179958</text:p>
          </table:table-cell>
          <table:table-cell office:value-type="float" office:value="1.1004229455" calcext:value-type="float">
            <text:p>1.1004229455</text:p>
          </table:table-cell>
          <table:table-cell table:number-columns-repeated="3"/>
        </table:table-row>
        <table:table-row table:style-name="ro1">
          <table:table-cell office:value-type="float" office:value="1.2888040383" calcext:value-type="float">
            <text:p>1.2888040383</text:p>
          </table:table-cell>
          <table:table-cell office:value-type="float" office:value="1.2815178913" calcext:value-type="float">
            <text:p>1.2815178913</text:p>
          </table:table-cell>
          <table:table-cell table:number-columns-repeated="3"/>
        </table:table-row>
        <table:table-row table:style-name="ro1">
          <table:table-cell office:value-type="float" office:value="1.5833294455" calcext:value-type="float">
            <text:p>1.5833294455</text:p>
          </table:table-cell>
          <table:table-cell office:value-type="float" office:value="0.8935587791" calcext:value-type="float">
            <text:p>0.8935587791</text:p>
          </table:table-cell>
          <table:table-cell table:number-columns-repeated="3"/>
        </table:table-row>
        <table:table-row table:style-name="ro1">
          <table:table-cell office:value-type="float" office:value="1.3451823195" calcext:value-type="float">
            <text:p>1.3451823195</text:p>
          </table:table-cell>
          <table:table-cell office:value-type="float" office:value="1.4695904523" calcext:value-type="float">
            <text:p>1.4695904523</text:p>
          </table:table-cell>
          <table:table-cell table:number-columns-repeated="3"/>
        </table:table-row>
        <table:table-row table:style-name="ro1">
          <table:table-cell office:value-type="float" office:value="1.4557966541" calcext:value-type="float">
            <text:p>1.4557966541</text:p>
          </table:table-cell>
          <table:table-cell office:value-type="float" office:value="1.315895958" calcext:value-type="float">
            <text:p>1.315895958</text:p>
          </table:table-cell>
          <table:table-cell table:number-columns-repeated="3"/>
        </table:table-row>
        <table:table-row table:style-name="ro1">
          <table:table-cell office:value-type="float" office:value="1.8169225089" calcext:value-type="float">
            <text:p>1.8169225089</text:p>
          </table:table-cell>
          <table:table-cell office:value-type="float" office:value="0.9652366123" calcext:value-type="float">
            <text:p>0.9652366123</text:p>
          </table:table-cell>
          <table:table-cell table:number-columns-repeated="3"/>
        </table:table-row>
        <table:table-row table:style-name="ro1">
          <table:table-cell office:value-type="float" office:value="1.4583580614" calcext:value-type="float">
            <text:p>1.4583580614</text:p>
          </table:table-cell>
          <table:table-cell office:value-type="float" office:value="1.4352719202" calcext:value-type="float">
            <text:p>1.4352719202</text:p>
          </table:table-cell>
          <table:table-cell table:number-columns-repeated="3"/>
        </table:table-row>
        <table:table-row table:style-name="ro1">
          <table:table-cell office:value-type="float" office:value="1.8308371081" calcext:value-type="float">
            <text:p>1.8308371081</text:p>
          </table:table-cell>
          <table:table-cell office:value-type="float" office:value="1.5053610896" calcext:value-type="float">
            <text:p>1.5053610896</text:p>
          </table:table-cell>
          <table:table-cell table:number-columns-repeated="3"/>
        </table:table-row>
        <table:table-row table:style-name="ro1">
          <table:table-cell office:value-type="float" office:value="1.6909029841" calcext:value-type="float">
            <text:p>1.6909029841</text:p>
          </table:table-cell>
          <table:table-cell office:value-type="float" office:value="1.1448149034" calcext:value-type="float">
            <text:p>1.1448149034</text:p>
          </table:table-cell>
          <table:table-cell table:number-columns-repeated="3"/>
        </table:table-row>
        <table:table-row table:style-name="ro1">
          <table:table-cell office:value-type="float" office:value="1.4876413877" calcext:value-type="float">
            <text:p>1.4876413877</text:p>
          </table:table-cell>
          <table:table-cell office:value-type="float" office:value="1.1637167286" calcext:value-type="float">
            <text:p>1.1637167286</text:p>
          </table:table-cell>
          <table:table-cell table:number-columns-repeated="3"/>
        </table:table-row>
        <table:table-row table:style-name="ro1">
          <table:table-cell office:value-type="float" office:value="1.2188379777" calcext:value-type="float">
            <text:p>1.2188379777</text:p>
          </table:table-cell>
          <table:table-cell office:value-type="float" office:value="1.59013074" calcext:value-type="float">
            <text:p>1.59013074</text:p>
          </table:table-cell>
          <table:table-cell table:number-columns-repeated="3"/>
        </table:table-row>
        <table:table-row table:style-name="ro1">
          <table:table-cell office:value-type="float" office:value="1.3947505588" calcext:value-type="float">
            <text:p>1.3947505588</text:p>
          </table:table-cell>
          <table:table-cell office:value-type="float" office:value="1.0600548455" calcext:value-type="float">
            <text:p>1.0600548455</text:p>
          </table:table-cell>
          <table:table-cell table:number-columns-repeated="3"/>
        </table:table-row>
        <table:table-row table:style-name="ro1">
          <table:table-cell office:value-type="float" office:value="1.4914051951" calcext:value-type="float">
            <text:p>1.4914051951</text:p>
          </table:table-cell>
          <table:table-cell office:value-type="float" office:value="2.2243988451" calcext:value-type="float">
            <text:p>2.2243988451</text:p>
          </table:table-cell>
          <table:table-cell table:number-columns-repeated="3"/>
        </table:table-row>
        <table:table-row table:style-name="ro1">
          <table:table-cell office:value-type="float" office:value="2.8176728987" calcext:value-type="float">
            <text:p>2.8176728987</text:p>
          </table:table-cell>
          <table:table-cell office:value-type="float" office:value="0.8666055312" calcext:value-type="float">
            <text:p>0.8666055312</text:p>
          </table:table-cell>
          <table:table-cell table:number-columns-repeated="3"/>
        </table:table-row>
        <table:table-row table:style-name="ro1">
          <table:table-cell office:value-type="float" office:value="1.5834735213" calcext:value-type="float">
            <text:p>1.5834735213</text:p>
          </table:table-cell>
          <table:table-cell office:value-type="float" office:value="0.6228873698" calcext:value-type="float">
            <text:p>0.6228873698</text:p>
          </table:table-cell>
          <table:table-cell table:number-columns-repeated="3"/>
        </table:table-row>
        <table:table-row table:style-name="ro1">
          <table:table-cell office:value-type="float" office:value="1.6033233882" calcext:value-type="float">
            <text:p>1.6033233882</text:p>
          </table:table-cell>
          <table:table-cell office:value-type="float" office:value="1.914716616" calcext:value-type="float">
            <text:p>1.914716616</text:p>
          </table:table-cell>
          <table:table-cell table:number-columns-repeated="3"/>
        </table:table-row>
        <table:table-row table:style-name="ro1">
          <table:table-cell office:value-type="float" office:value="1.2697185213" calcext:value-type="float">
            <text:p>1.2697185213</text:p>
          </table:table-cell>
          <table:table-cell office:value-type="float" office:value="1.2107457483" calcext:value-type="float">
            <text:p>1.2107457483</text:p>
          </table:table-cell>
          <table:table-cell table:number-columns-repeated="3"/>
        </table:table-row>
        <table:table-row table:style-name="ro1">
          <table:table-cell office:value-type="float" office:value="1.5719716122" calcext:value-type="float">
            <text:p>1.5719716122</text:p>
          </table:table-cell>
          <table:table-cell office:value-type="float" office:value="1.5861089646" calcext:value-type="float">
            <text:p>1.5861089646</text:p>
          </table:table-cell>
          <table:table-cell table:number-columns-repeated="3"/>
        </table:table-row>
        <table:table-row table:style-name="ro1">
          <table:table-cell office:value-type="float" office:value="1.7644790432" calcext:value-type="float">
            <text:p>1.7644790432</text:p>
          </table:table-cell>
          <table:table-cell office:value-type="float" office:value="1.9992602803" calcext:value-type="float">
            <text:p>1.9992602803</text:p>
          </table:table-cell>
          <table:table-cell table:number-columns-repeated="3"/>
        </table:table-row>
        <table:table-row table:style-name="ro1">
          <table:table-cell office:value-type="float" office:value="1.6665361177" calcext:value-type="float">
            <text:p>1.6665361177</text:p>
          </table:table-cell>
          <table:table-cell office:value-type="float" office:value="1.3512117058" calcext:value-type="float">
            <text:p>1.3512117058</text:p>
          </table:table-cell>
          <table:table-cell table:number-columns-repeated="3"/>
        </table:table-row>
        <table:table-row table:style-name="ro1">
          <table:table-cell office:value-type="float" office:value="1.3451823195" calcext:value-type="float">
            <text:p>1.3451823195</text:p>
          </table:table-cell>
          <table:table-cell office:value-type="float" office:value="1.4695904523" calcext:value-type="float">
            <text:p>1.4695904523</text:p>
          </table:table-cell>
          <table:table-cell table:number-columns-repeated="3"/>
        </table:table-row>
        <table:table-row table:style-name="ro1">
          <table:table-cell office:value-type="float" office:value="1.3846078292" calcext:value-type="float">
            <text:p>1.3846078292</text:p>
          </table:table-cell>
          <table:table-cell office:value-type="float" office:value="1.4272829407" calcext:value-type="float">
            <text:p>1.4272829407</text:p>
          </table:table-cell>
          <table:table-cell table:number-columns-repeated="3"/>
        </table:table-row>
        <table:table-row table:style-name="ro1">
          <table:table-cell office:value-type="float" office:value="1.2337274227" calcext:value-type="float">
            <text:p>1.2337274227</text:p>
          </table:table-cell>
          <table:table-cell office:value-type="float" office:value="1.6849685655" calcext:value-type="float">
            <text:p>1.6849685655</text:p>
          </table:table-cell>
          <table:table-cell table:number-columns-repeated="3"/>
        </table:table-row>
        <table:table-row table:style-name="ro1">
          <table:table-cell office:value-type="float" office:value="1.4915940488" calcext:value-type="float">
            <text:p>1.4915940488</text:p>
          </table:table-cell>
          <table:table-cell office:value-type="float" office:value="1.3078109186" calcext:value-type="float">
            <text:p>1.3078109186</text:p>
          </table:table-cell>
          <table:table-cell table:number-columns-repeated="3"/>
        </table:table-row>
        <table:table-row table:style-name="ro1">
          <table:table-cell office:value-type="float" office:value="1.9725572752" calcext:value-type="float">
            <text:p>1.9725572752</text:p>
          </table:table-cell>
          <table:table-cell office:value-type="float" office:value="1.6711130918" calcext:value-type="float">
            <text:p>1.6711130918</text:p>
          </table:table-cell>
          <table:table-cell table:number-columns-repeated="3"/>
        </table:table-row>
        <table:table-row table:style-name="ro1">
          <table:table-cell office:value-type="float" office:value="1.4544887134" calcext:value-type="float">
            <text:p>1.4544887134</text:p>
          </table:table-cell>
          <table:table-cell office:value-type="float" office:value="1.4704272569" calcext:value-type="float">
            <text:p>1.4704272569</text:p>
          </table:table-cell>
          <table:table-cell table:number-columns-repeated="3"/>
        </table:table-row>
        <table:table-row table:style-name="ro1">
          <table:table-cell office:value-type="float" office:value="1.5558269791" calcext:value-type="float">
            <text:p>1.5558269791</text:p>
          </table:table-cell>
          <table:table-cell office:value-type="float" office:value="1.3690734994" calcext:value-type="float">
            <text:p>1.3690734994</text:p>
          </table:table-cell>
          <table:table-cell table:number-columns-repeated="3"/>
        </table:table-row>
        <table:table-row table:style-name="ro1">
          <table:table-cell office:value-type="float" office:value="1.3811581124" calcext:value-type="float">
            <text:p>1.3811581124</text:p>
          </table:table-cell>
          <table:table-cell office:value-type="float" office:value="0.9856540629" calcext:value-type="float">
            <text:p>0.9856540629</text:p>
          </table:table-cell>
          <table:table-cell table:number-columns-repeated="3"/>
        </table:table-row>
        <table:table-row table:style-name="ro1">
          <table:table-cell office:value-type="float" office:value="1.7085839396" calcext:value-type="float">
            <text:p>1.7085839396</text:p>
          </table:table-cell>
          <table:table-cell office:value-type="float" office:value="2.6437241317" calcext:value-type="float">
            <text:p>2.6437241317</text:p>
          </table:table-cell>
          <table:table-cell table:number-columns-repeated="3"/>
        </table:table-row>
        <table:table-row table:style-name="ro1">
          <table:table-cell office:value-type="float" office:value="1.2341534792" calcext:value-type="float">
            <text:p>1.2341534792</text:p>
          </table:table-cell>
          <table:table-cell office:value-type="float" office:value="0.8346755366" calcext:value-type="float">
            <text:p>0.8346755366</text:p>
          </table:table-cell>
          <table:table-cell table:number-columns-repeated="3"/>
        </table:table-row>
        <table:table-row table:style-name="ro1">
          <table:table-cell office:value-type="float" office:value="1.5595791567" calcext:value-type="float">
            <text:p>1.5595791567</text:p>
          </table:table-cell>
          <table:table-cell office:value-type="float" office:value="1.1109806384" calcext:value-type="float">
            <text:p>1.1109806384</text:p>
          </table:table-cell>
          <table:table-cell table:number-columns-repeated="3"/>
        </table:table-row>
        <table:table-row table:style-name="ro1">
          <table:table-cell office:value-type="float" office:value="1.4544887134" calcext:value-type="float">
            <text:p>1.4544887134</text:p>
          </table:table-cell>
          <table:table-cell office:value-type="float" office:value="1.4704272569" calcext:value-type="float">
            <text:p>1.4704272569</text:p>
          </table:table-cell>
          <table:table-cell table:number-columns-repeated="3"/>
        </table:table-row>
        <table:table-row table:style-name="ro1">
          <table:table-cell office:value-type="float" office:value="1.5785701061" calcext:value-type="float">
            <text:p>1.5785701061</text:p>
          </table:table-cell>
          <table:table-cell office:value-type="float" office:value="0.4015399308" calcext:value-type="float">
            <text:p>0.4015399308</text:p>
          </table:table-cell>
          <table:table-cell table:number-columns-repeated="3"/>
        </table:table-row>
        <table:table-row table:style-name="ro1">
          <table:table-cell office:value-type="float" office:value="1.4263666378" calcext:value-type="float">
            <text:p>1.4263666378</text:p>
          </table:table-cell>
          <table:table-cell office:value-type="float" office:value="1.0788254784" calcext:value-type="float">
            <text:p>1.0788254784</text:p>
          </table:table-cell>
          <table:table-cell table:number-columns-repeated="3"/>
        </table:table-row>
        <table:table-row table:style-name="ro1">
          <table:table-cell office:value-type="float" office:value="1.5384086741" calcext:value-type="float">
            <text:p>1.5384086741</text:p>
          </table:table-cell>
          <table:table-cell office:value-type="float" office:value="1.4641149465" calcext:value-type="float">
            <text:p>1.4641149465</text:p>
          </table:table-cell>
          <table:table-cell table:number-columns-repeated="3"/>
        </table:table-row>
        <table:table-row table:style-name="ro1">
          <table:table-cell office:value-type="float" office:value="1.3376450709" calcext:value-type="float">
            <text:p>1.3376450709</text:p>
          </table:table-cell>
          <table:table-cell office:value-type="float" office:value="1.2544434758" calcext:value-type="float">
            <text:p>1.2544434758</text:p>
          </table:table-cell>
          <table:table-cell table:number-columns-repeated="3"/>
        </table:table-row>
        <table:table-row table:style-name="ro1">
          <table:table-cell office:value-type="float" office:value="1.1944575651" calcext:value-type="float">
            <text:p>1.1944575651</text:p>
          </table:table-cell>
          <table:table-cell office:value-type="float" office:value="1.1933148507" calcext:value-type="float">
            <text:p>1.1933148507</text:p>
          </table:table-cell>
          <table:table-cell table:number-columns-repeated="3"/>
        </table:table-row>
        <table:table-row table:style-name="ro1">
          <table:table-cell office:value-type="float" office:value="1.5088299369" calcext:value-type="float">
            <text:p>1.5088299369</text:p>
          </table:table-cell>
          <table:table-cell office:value-type="float" office:value="0.8688533979" calcext:value-type="float">
            <text:p>0.8688533979</text:p>
          </table:table-cell>
          <table:table-cell table:number-columns-repeated="3"/>
        </table:table-row>
        <table:table-row table:style-name="ro1">
          <table:table-cell office:value-type="float" office:value="1.6530257358" calcext:value-type="float">
            <text:p>1.6530257358</text:p>
          </table:table-cell>
          <table:table-cell office:value-type="float" office:value="1.9565916034" calcext:value-type="float">
            <text:p>1.9565916034</text:p>
          </table:table-cell>
          <table:table-cell table:number-columns-repeated="3"/>
        </table:table-row>
        <table:table-row table:style-name="ro1">
          <table:table-cell office:value-type="float" office:value="1.7769680741" calcext:value-type="float">
            <text:p>1.7769680741</text:p>
          </table:table-cell>
          <table:table-cell office:value-type="float" office:value="1.3199001811" calcext:value-type="float">
            <text:p>1.3199001811</text:p>
          </table:table-cell>
          <table:table-cell table:number-columns-repeated="3"/>
        </table:table-row>
        <table:table-row table:style-name="ro1">
          <table:table-cell office:value-type="float" office:value="1.274246676" calcext:value-type="float">
            <text:p>1.274246676</text:p>
          </table:table-cell>
          <table:table-cell office:value-type="float" office:value="1.0743773331" calcext:value-type="float">
            <text:p>1.0743773331</text:p>
          </table:table-cell>
          <table:table-cell table:number-columns-repeated="3"/>
        </table:table-row>
        <table:table-row table:style-name="ro1">
          <table:table-cell office:value-type="float" office:value="1.2999335369" calcext:value-type="float">
            <text:p>1.2999335369</text:p>
          </table:table-cell>
          <table:table-cell office:value-type="float" office:value="0.9280197327" calcext:value-type="float">
            <text:p>0.9280197327</text:p>
          </table:table-cell>
          <table:table-cell table:number-columns-repeated="3"/>
        </table:table-row>
        <table:table-row table:style-name="ro1">
          <table:table-cell office:value-type="float" office:value="1.4575796013" calcext:value-type="float">
            <text:p>1.4575796013</text:p>
          </table:table-cell>
          <table:table-cell office:value-type="float" office:value="1.8730893256" calcext:value-type="float">
            <text:p>1.8730893256</text:p>
          </table:table-cell>
          <table:table-cell table:number-columns-repeated="3"/>
        </table:table-row>
        <table:table-row table:style-name="ro1">
          <table:table-cell office:value-type="float" office:value="1.5785701061" calcext:value-type="float">
            <text:p>1.5785701061</text:p>
          </table:table-cell>
          <table:table-cell office:value-type="float" office:value="0.4015399308" calcext:value-type="float">
            <text:p>0.4015399308</text:p>
          </table:table-cell>
          <table:table-cell table:number-columns-repeated="3"/>
        </table:table-row>
        <table:table-row table:style-name="ro1">
          <table:table-cell office:value-type="float" office:value="1.308511048" calcext:value-type="float">
            <text:p>1.308511048</text:p>
          </table:table-cell>
          <table:table-cell office:value-type="float" office:value="0.6899097094" calcext:value-type="float">
            <text:p>0.6899097094</text:p>
          </table:table-cell>
          <table:table-cell table:number-columns-repeated="3"/>
        </table:table-row>
        <table:table-row table:style-name="ro1">
          <table:table-cell office:value-type="float" office:value="1.5702400091" calcext:value-type="float">
            <text:p>1.5702400091</text:p>
          </table:table-cell>
          <table:table-cell office:value-type="float" office:value="0.6021677111" calcext:value-type="float">
            <text:p>0.6021677111</text:p>
          </table:table-cell>
          <table:table-cell table:number-columns-repeated="3"/>
        </table:table-row>
        <table:table-row table:style-name="ro1">
          <table:table-cell office:value-type="float" office:value="2.8176728987" calcext:value-type="float">
            <text:p>2.8176728987</text:p>
          </table:table-cell>
          <table:table-cell office:value-type="float" office:value="0.8666055312" calcext:value-type="float">
            <text:p>0.8666055312</text:p>
          </table:table-cell>
          <table:table-cell table:number-columns-repeated="3"/>
        </table:table-row>
        <table:table-row table:style-name="ro1">
          <table:table-cell office:value-type="float" office:value="1.333379739" calcext:value-type="float">
            <text:p>1.333379739</text:p>
          </table:table-cell>
          <table:table-cell office:value-type="float" office:value="1.208885308" calcext:value-type="float">
            <text:p>1.208885308</text:p>
          </table:table-cell>
          <table:table-cell table:number-columns-repeated="3"/>
        </table:table-row>
        <table:table-row table:style-name="ro1">
          <table:table-cell office:value-type="float" office:value="1.3627514931" calcext:value-type="float">
            <text:p>1.3627514931</text:p>
          </table:table-cell>
          <table:table-cell office:value-type="float" office:value="0.8673793137" calcext:value-type="float">
            <text:p>0.8673793137</text:p>
          </table:table-cell>
          <table:table-cell table:number-columns-repeated="3"/>
        </table:table-row>
        <table:table-row table:style-name="ro1">
          <table:table-cell office:value-type="float" office:value="1.2930868841" calcext:value-type="float">
            <text:p>1.2930868841</text:p>
          </table:table-cell>
          <table:table-cell office:value-type="float" office:value="0.7242924726" calcext:value-type="float">
            <text:p>0.7242924726</text:p>
          </table:table-cell>
          <table:table-cell table:number-columns-repeated="3"/>
        </table:table-row>
        <table:table-row table:style-name="ro1">
          <table:table-cell office:value-type="float" office:value="1.1781680765" calcext:value-type="float">
            <text:p>1.1781680765</text:p>
          </table:table-cell>
          <table:table-cell office:value-type="float" office:value="1.0289348608" calcext:value-type="float">
            <text:p>1.0289348608</text:p>
          </table:table-cell>
          <table:table-cell table:number-columns-repeated="3"/>
        </table:table-row>
        <table:table-row table:style-name="ro1">
          <table:table-cell office:value-type="float" office:value="1.5833294455" calcext:value-type="float">
            <text:p>1.5833294455</text:p>
          </table:table-cell>
          <table:table-cell office:value-type="float" office:value="0.8935587791" calcext:value-type="float">
            <text:p>0.8935587791</text:p>
          </table:table-cell>
          <table:table-cell table:number-columns-repeated="3"/>
        </table:table-row>
        <table:table-row table:style-name="ro1">
          <table:table-cell office:value-type="float" office:value="0.9876010922" calcext:value-type="float">
            <text:p>0.9876010922</text:p>
          </table:table-cell>
          <table:table-cell office:value-type="float" office:value="0.8997525089" calcext:value-type="float">
            <text:p>0.8997525089</text:p>
          </table:table-cell>
          <table:table-cell table:number-columns-repeated="3"/>
        </table:table-row>
        <table:table-row table:style-name="ro1">
          <table:table-cell office:value-type="float" office:value="1.3513150452" calcext:value-type="float">
            <text:p>1.3513150452</text:p>
          </table:table-cell>
          <table:table-cell office:value-type="float" office:value="1.2799419411" calcext:value-type="float">
            <text:p>1.2799419411</text:p>
          </table:table-cell>
          <table:table-cell table:number-columns-repeated="3"/>
        </table:table-row>
        <table:table-row table:style-name="ro1">
          <table:table-cell office:value-type="float" office:value="1.4327418761" calcext:value-type="float">
            <text:p>1.4327418761</text:p>
          </table:table-cell>
          <table:table-cell office:value-type="float" office:value="0.8655560844" calcext:value-type="float">
            <text:p>0.8655560844</text:p>
          </table:table-cell>
          <table:table-cell table:number-columns-repeated="3"/>
        </table:table-row>
        <table:table-row table:style-name="ro1">
          <table:table-cell office:value-type="float" office:value="1.333379739" calcext:value-type="float">
            <text:p>1.333379739</text:p>
          </table:table-cell>
          <table:table-cell office:value-type="float" office:value="1.208885308" calcext:value-type="float">
            <text:p>1.208885308</text:p>
          </table:table-cell>
          <table:table-cell table:number-columns-repeated="3"/>
        </table:table-row>
        <table:table-row table:style-name="ro1">
          <table:table-cell office:value-type="float" office:value="1.4443304971" calcext:value-type="float">
            <text:p>1.4443304971</text:p>
          </table:table-cell>
          <table:table-cell office:value-type="float" office:value="1.784541828" calcext:value-type="float">
            <text:p>1.784541828</text:p>
          </table:table-cell>
          <table:table-cell table:number-columns-repeated="3"/>
        </table:table-row>
        <table:table-row table:style-name="ro1">
          <table:table-cell office:value-type="float" office:value="1.7657580024" calcext:value-type="float">
            <text:p>1.7657580024</text:p>
          </table:table-cell>
          <table:table-cell office:value-type="float" office:value="1.6033723135" calcext:value-type="float">
            <text:p>1.6033723135</text:p>
          </table:table-cell>
          <table:table-cell table:number-columns-repeated="3"/>
        </table:table-row>
        <table:table-row table:style-name="ro1">
          <table:table-cell office:value-type="float" office:value="2.1109557792" calcext:value-type="float">
            <text:p>2.1109557792</text:p>
          </table:table-cell>
          <table:table-cell office:value-type="float" office:value="1.5008848501" calcext:value-type="float">
            <text:p>1.5008848501</text:p>
          </table:table-cell>
          <table:table-cell table:number-columns-repeated="3"/>
        </table:table-row>
        <table:table-row table:style-name="ro1">
          <table:table-cell office:value-type="float" office:value="1.0529242667" calcext:value-type="float">
            <text:p>1.0529242667</text:p>
          </table:table-cell>
          <table:table-cell office:value-type="float" office:value="0.5009782657" calcext:value-type="float">
            <text:p>0.5009782657</text:p>
          </table:table-cell>
          <table:table-cell table:number-columns-repeated="3"/>
        </table:table-row>
        <table:table-row table:style-name="ro1">
          <table:table-cell office:value-type="float" office:value="1.421765033" calcext:value-type="float">
            <text:p>1.421765033</text:p>
          </table:table-cell>
          <table:table-cell office:value-type="float" office:value="1.3401866277" calcext:value-type="float">
            <text:p>1.3401866277</text:p>
          </table:table-cell>
          <table:table-cell table:number-columns-repeated="3"/>
        </table:table-row>
        <table:table-row table:style-name="ro1">
          <table:table-cell office:value-type="float" office:value="1.281873529" calcext:value-type="float">
            <text:p>1.281873529</text:p>
          </table:table-cell>
          <table:table-cell office:value-type="float" office:value="1.2676265783" calcext:value-type="float">
            <text:p>1.2676265783</text:p>
          </table:table-cell>
          <table:table-cell table:number-columns-repeated="3"/>
        </table:table-row>
        <table:table-row table:style-name="ro1">
          <table:table-cell office:value-type="float" office:value="1.7657580024" calcext:value-type="float">
            <text:p>1.7657580024</text:p>
          </table:table-cell>
          <table:table-cell office:value-type="float" office:value="1.6033723135" calcext:value-type="float">
            <text:p>1.6033723135</text:p>
          </table:table-cell>
          <table:table-cell table:number-columns-repeated="3"/>
        </table:table-row>
        <table:table-row table:style-name="ro1">
          <table:table-cell office:value-type="float" office:value="1.3627514931" calcext:value-type="float">
            <text:p>1.3627514931</text:p>
          </table:table-cell>
          <table:table-cell office:value-type="float" office:value="0.8673793137" calcext:value-type="float">
            <text:p>0.8673793137</text:p>
          </table:table-cell>
          <table:table-cell table:number-columns-repeated="3"/>
        </table:table-row>
        <table:table-row table:style-name="ro1">
          <table:table-cell office:value-type="float" office:value="1.1801710885" calcext:value-type="float">
            <text:p>1.1801710885</text:p>
          </table:table-cell>
          <table:table-cell office:value-type="float" office:value="1.2087768284" calcext:value-type="float">
            <text:p>1.2087768284</text:p>
          </table:table-cell>
          <table:table-cell table:number-columns-repeated="3"/>
        </table:table-row>
        <table:table-row table:style-name="ro1">
          <table:table-cell office:value-type="float" office:value="1.6166338403" calcext:value-type="float">
            <text:p>1.6166338403</text:p>
          </table:table-cell>
          <table:table-cell office:value-type="float" office:value="2.2934057835" calcext:value-type="float">
            <text:p>2.2934057835</text:p>
          </table:table-cell>
          <table:table-cell table:number-columns-repeated="3"/>
        </table:table-row>
        <table:table-row table:style-name="ro1">
          <table:table-cell office:value-type="float" office:value="1.2709229195" calcext:value-type="float">
            <text:p>1.2709229195</text:p>
          </table:table-cell>
          <table:table-cell office:value-type="float" office:value="1.2958317776" calcext:value-type="float">
            <text:p>1.2958317776</text:p>
          </table:table-cell>
          <table:table-cell table:number-columns-repeated="3"/>
        </table:table-row>
        <table:table-row table:style-name="ro1">
          <table:table-cell office:value-type="float" office:value="1.4370795583" calcext:value-type="float">
            <text:p>1.4370795583</text:p>
          </table:table-cell>
          <table:table-cell office:value-type="float" office:value="1.9958115494" calcext:value-type="float">
            <text:p>1.9958115494</text:p>
          </table:table-cell>
          <table:table-cell table:number-columns-repeated="3"/>
        </table:table-row>
        <table:table-row table:style-name="ro1">
          <table:table-cell office:value-type="float" office:value="1.3597325488" calcext:value-type="float">
            <text:p>1.3597325488</text:p>
          </table:table-cell>
          <table:table-cell office:value-type="float" office:value="0.7774262901" calcext:value-type="float">
            <text:p>0.7774262901</text:p>
          </table:table-cell>
          <table:table-cell table:number-columns-repeated="3"/>
        </table:table-row>
        <table:table-row table:style-name="ro1">
          <table:table-cell office:value-type="float" office:value="1.0030209268" calcext:value-type="float">
            <text:p>1.0030209268</text:p>
          </table:table-cell>
          <table:table-cell office:value-type="float" office:value="1.3585849708" calcext:value-type="float">
            <text:p>1.3585849708</text:p>
          </table:table-cell>
          <table:table-cell table:number-columns-repeated="3"/>
        </table:table-row>
        <table:table-row table:style-name="ro1">
          <table:table-cell office:value-type="float" office:value="1.4226644187" calcext:value-type="float">
            <text:p>1.4226644187</text:p>
          </table:table-cell>
          <table:table-cell office:value-type="float" office:value="1.6921204531" calcext:value-type="float">
            <text:p>1.6921204531</text:p>
          </table:table-cell>
          <table:table-cell table:number-columns-repeated="3"/>
        </table:table-row>
        <table:table-row table:style-name="ro1">
          <table:table-cell office:value-type="float" office:value="1.2168911665" calcext:value-type="float">
            <text:p>1.2168911665</text:p>
          </table:table-cell>
          <table:table-cell office:value-type="float" office:value="1.2530349855" calcext:value-type="float">
            <text:p>1.2530349855</text:p>
          </table:table-cell>
          <table:table-cell table:number-columns-repeated="3"/>
        </table:table-row>
        <table:table-row table:style-name="ro1">
          <table:table-cell office:value-type="float" office:value="1.6122308969" calcext:value-type="float">
            <text:p>1.6122308969</text:p>
          </table:table-cell>
          <table:table-cell office:value-type="float" office:value="1.3868752571" calcext:value-type="float">
            <text:p>1.3868752571</text:p>
          </table:table-cell>
          <table:table-cell table:number-columns-repeated="3"/>
        </table:table-row>
        <table:table-row table:style-name="ro1">
          <table:table-cell office:value-type="float" office:value="2.0712902195" calcext:value-type="float">
            <text:p>2.0712902195</text:p>
          </table:table-cell>
          <table:table-cell office:value-type="float" office:value="1.1983556281" calcext:value-type="float">
            <text:p>1.1983556281</text:p>
          </table:table-cell>
          <table:table-cell table:number-columns-repeated="3"/>
        </table:table-row>
        <table:table-row table:style-name="ro1">
          <table:table-cell office:value-type="float" office:value="1.274246676" calcext:value-type="float">
            <text:p>1.274246676</text:p>
          </table:table-cell>
          <table:table-cell office:value-type="float" office:value="1.0743773331" calcext:value-type="float">
            <text:p>1.0743773331</text:p>
          </table:table-cell>
          <table:table-cell table:number-columns-repeated="3"/>
        </table:table-row>
        <table:table-row table:style-name="ro1">
          <table:table-cell office:value-type="float" office:value="1.7657580024" calcext:value-type="float">
            <text:p>1.7657580024</text:p>
          </table:table-cell>
          <table:table-cell office:value-type="float" office:value="1.6033723135" calcext:value-type="float">
            <text:p>1.6033723135</text:p>
          </table:table-cell>
          <table:table-cell table:number-columns-repeated="3"/>
        </table:table-row>
        <table:table-row table:style-name="ro1">
          <table:table-cell office:value-type="float" office:value="1.709822963" calcext:value-type="float">
            <text:p>1.709822963</text:p>
          </table:table-cell>
          <table:table-cell office:value-type="float" office:value="1.7902479645" calcext:value-type="float">
            <text:p>1.7902479645</text:p>
          </table:table-cell>
          <table:table-cell table:number-columns-repeated="3"/>
        </table:table-row>
        <table:table-row table:style-name="ro1">
          <table:table-cell office:value-type="float" office:value="1.4583580614" calcext:value-type="float">
            <text:p>1.4583580614</text:p>
          </table:table-cell>
          <table:table-cell office:value-type="float" office:value="1.4352719202" calcext:value-type="float">
            <text:p>1.4352719202</text:p>
          </table:table-cell>
          <table:table-cell table:number-columns-repeated="3"/>
        </table:table-row>
        <table:table-row table:style-name="ro1">
          <table:table-cell office:value-type="float" office:value="1.1094272829" calcext:value-type="float">
            <text:p>1.1094272829</text:p>
          </table:table-cell>
          <table:table-cell office:value-type="float" office:value="0.9525628873" calcext:value-type="float">
            <text:p>0.9525628873</text:p>
          </table:table-cell>
          <table:table-cell table:number-columns-repeated="3"/>
        </table:table-row>
        <table:table-row table:style-name="ro1">
          <table:table-cell office:value-type="float" office:value="1.3513150452" calcext:value-type="float">
            <text:p>1.3513150452</text:p>
          </table:table-cell>
          <table:table-cell office:value-type="float" office:value="1.2799419411" calcext:value-type="float">
            <text:p>1.2799419411</text:p>
          </table:table-cell>
          <table:table-cell table:number-columns-repeated="3"/>
        </table:table-row>
        <table:table-row table:style-name="ro1">
          <table:table-cell office:value-type="float" office:value="1.4914051951" calcext:value-type="float">
            <text:p>1.4914051951</text:p>
          </table:table-cell>
          <table:table-cell office:value-type="float" office:value="2.2243988451" calcext:value-type="float">
            <text:p>2.2243988451</text:p>
          </table:table-cell>
          <table:table-cell table:number-columns-repeated="3"/>
        </table:table-row>
        <table:table-row table:style-name="ro1">
          <table:table-cell office:value-type="float" office:value="1.5595791567" calcext:value-type="float">
            <text:p>1.5595791567</text:p>
          </table:table-cell>
          <table:table-cell office:value-type="float" office:value="1.1109806384" calcext:value-type="float">
            <text:p>1.1109806384</text:p>
          </table:table-cell>
          <table:table-cell table:number-columns-repeated="3"/>
        </table:table-row>
        <table:table-row table:style-name="ro1">
          <table:table-cell office:value-type="float" office:value="1.0228296942" calcext:value-type="float">
            <text:p>1.0228296942</text:p>
          </table:table-cell>
          <table:table-cell office:value-type="float" office:value="0.9010750842" calcext:value-type="float">
            <text:p>0.9010750842</text:p>
          </table:table-cell>
          <table:table-cell table:number-columns-repeated="3"/>
        </table:table-row>
        <table:table-row table:style-name="ro1">
          <table:table-cell office:value-type="float" office:value="1.1833829704" calcext:value-type="float">
            <text:p>1.1833829704</text:p>
          </table:table-cell>
          <table:table-cell office:value-type="float" office:value="1.207229306" calcext:value-type="float">
            <text:p>1.207229306</text:p>
          </table:table-cell>
          <table:table-cell table:number-columns-repeated="3"/>
        </table:table-row>
        <table:table-row table:style-name="ro1">
          <table:table-cell office:value-type="float" office:value="1.6665361177" calcext:value-type="float">
            <text:p>1.6665361177</text:p>
          </table:table-cell>
          <table:table-cell office:value-type="float" office:value="1.3512117058" calcext:value-type="float">
            <text:p>1.3512117058</text:p>
          </table:table-cell>
          <table:table-cell table:number-columns-repeated="3"/>
        </table:table-row>
        <table:table-row table:style-name="ro1">
          <table:table-cell office:value-type="float" office:value="1.6679824979" calcext:value-type="float">
            <text:p>1.6679824979</text:p>
          </table:table-cell>
          <table:table-cell office:value-type="float" office:value="0.9780243186" calcext:value-type="float">
            <text:p>0.9780243186</text:p>
          </table:table-cell>
          <table:table-cell table:number-columns-repeated="3"/>
        </table:table-row>
        <table:table-row table:style-name="ro1">
          <table:table-cell office:value-type="float" office:value="1.2101082819" calcext:value-type="float">
            <text:p>1.2101082819</text:p>
          </table:table-cell>
          <table:table-cell office:value-type="float" office:value="1.1631354541" calcext:value-type="float">
            <text:p>1.1631354541</text:p>
          </table:table-cell>
          <table:table-cell table:number-columns-repeated="3"/>
        </table:table-row>
        <table:table-row table:style-name="ro1">
          <table:table-cell office:value-type="float" office:value="1.6203629368" calcext:value-type="float">
            <text:p>1.6203629368</text:p>
          </table:table-cell>
          <table:table-cell office:value-type="float" office:value="2.0545100532" calcext:value-type="float">
            <text:p>2.0545100532</text:p>
          </table:table-cell>
          <table:table-cell table:number-columns-repeated="3"/>
        </table:table-row>
        <table:table-row table:style-name="ro1">
          <table:table-cell office:value-type="float" office:value="1.4327418761" calcext:value-type="float">
            <text:p>1.4327418761</text:p>
          </table:table-cell>
          <table:table-cell office:value-type="float" office:value="0.8655560844" calcext:value-type="float">
            <text:p>0.8655560844</text:p>
          </table:table-cell>
          <table:table-cell table:number-columns-repeated="3"/>
        </table:table-row>
        <table:table-row table:style-name="ro1">
          <table:table-cell office:value-type="float" office:value="1.35425201" calcext:value-type="float">
            <text:p>1.35425201</text:p>
          </table:table-cell>
          <table:table-cell office:value-type="float" office:value="1.5091177233" calcext:value-type="float">
            <text:p>1.5091177233</text:p>
          </table:table-cell>
          <table:table-cell table:number-columns-repeated="3"/>
        </table:table-row>
        <table:table-row table:style-name="ro1">
          <table:table-cell office:value-type="float" office:value="1.4131858993" calcext:value-type="float">
            <text:p>1.4131858993</text:p>
          </table:table-cell>
          <table:table-cell office:value-type="float" office:value="1.8325014687" calcext:value-type="float">
            <text:p>1.8325014687</text:p>
          </table:table-cell>
          <table:table-cell table:number-columns-repeated="3"/>
        </table:table-row>
        <table:table-row table:style-name="ro1">
          <table:table-cell office:value-type="float" office:value="1.4673966283" calcext:value-type="float">
            <text:p>1.4673966283</text:p>
          </table:table-cell>
          <table:table-cell office:value-type="float" office:value="1.7984922326" calcext:value-type="float">
            <text:p>1.7984922326</text:p>
          </table:table-cell>
          <table:table-cell table:number-columns-repeated="3"/>
        </table:table-row>
        <table:table-row table:style-name="ro1">
          <table:table-cell office:value-type="float" office:value="1.4853471213" calcext:value-type="float">
            <text:p>1.4853471213</text:p>
          </table:table-cell>
          <table:table-cell office:value-type="float" office:value="1.374208384" calcext:value-type="float">
            <text:p>1.374208384</text:p>
          </table:table-cell>
          <table:table-cell table:number-columns-repeated="3"/>
        </table:table-row>
        <table:table-row table:style-name="ro1">
          <table:table-cell office:value-type="float" office:value="1.3171528594" calcext:value-type="float">
            <text:p>1.3171528594</text:p>
          </table:table-cell>
          <table:table-cell office:value-type="float" office:value="1.5266031042" calcext:value-type="float">
            <text:p>1.5266031042</text:p>
          </table:table-cell>
          <table:table-cell table:number-columns-repeated="3"/>
        </table:table-row>
        <table:table-row table:style-name="ro1">
          <table:table-cell office:value-type="float" office:value="1.655258283" calcext:value-type="float">
            <text:p>1.655258283</text:p>
          </table:table-cell>
          <table:table-cell office:value-type="float" office:value="0.8861075717" calcext:value-type="float">
            <text:p>0.8861075717</text:p>
          </table:table-cell>
          <table:table-cell table:number-columns-repeated="3"/>
        </table:table-row>
        <table:table-row table:style-name="ro1">
          <table:table-cell office:value-type="float" office:value="2.0712902195" calcext:value-type="float">
            <text:p>2.0712902195</text:p>
          </table:table-cell>
          <table:table-cell office:value-type="float" office:value="1.1983556281" calcext:value-type="float">
            <text:p>1.1983556281</text:p>
          </table:table-cell>
          <table:table-cell table:number-columns-repeated="3"/>
        </table:table-row>
        <table:table-row table:style-name="ro1">
          <table:table-cell office:value-type="float" office:value="1.4853471213" calcext:value-type="float">
            <text:p>1.4853471213</text:p>
          </table:table-cell>
          <table:table-cell office:value-type="float" office:value="1.374208384" calcext:value-type="float">
            <text:p>1.374208384</text:p>
          </table:table-cell>
          <table:table-cell table:number-columns-repeated="3"/>
        </table:table-row>
        <table:table-row table:style-name="ro1">
          <table:table-cell office:value-type="float" office:value="1.6530257358" calcext:value-type="float">
            <text:p>1.6530257358</text:p>
          </table:table-cell>
          <table:table-cell office:value-type="float" office:value="1.9565916034" calcext:value-type="float">
            <text:p>1.9565916034</text:p>
          </table:table-cell>
          <table:table-cell table:number-columns-repeated="3"/>
        </table:table-row>
        <table:table-row table:style-name="ro1">
          <table:table-cell office:value-type="float" office:value="1.4914051951" calcext:value-type="float">
            <text:p>1.4914051951</text:p>
          </table:table-cell>
          <table:table-cell office:value-type="float" office:value="2.2243988451" calcext:value-type="float">
            <text:p>2.2243988451</text:p>
          </table:table-cell>
          <table:table-cell table:number-columns-repeated="3"/>
        </table:table-row>
        <table:table-row table:style-name="ro1">
          <table:table-cell office:value-type="float" office:value="1.4673966283" calcext:value-type="float">
            <text:p>1.4673966283</text:p>
          </table:table-cell>
          <table:table-cell office:value-type="float" office:value="1.7984922326" calcext:value-type="float">
            <text:p>1.7984922326</text:p>
          </table:table-cell>
          <table:table-cell table:number-columns-repeated="3"/>
        </table:table-row>
        <table:table-row table:style-name="ro1">
          <table:table-cell office:value-type="float" office:value="1.3506187106" calcext:value-type="float">
            <text:p>1.3506187106</text:p>
          </table:table-cell>
          <table:table-cell office:value-type="float" office:value="0.9271204241" calcext:value-type="float">
            <text:p>0.9271204241</text:p>
          </table:table-cell>
          <table:table-cell table:number-columns-repeated="3"/>
        </table:table-row>
        <table:table-row table:style-name="ro1">
          <table:table-cell office:value-type="float" office:value="1.2709229195" calcext:value-type="float">
            <text:p>1.2709229195</text:p>
          </table:table-cell>
          <table:table-cell office:value-type="float" office:value="1.2958317776" calcext:value-type="float">
            <text:p>1.2958317776</text:p>
          </table:table-cell>
          <table:table-cell table:number-columns-repeated="3"/>
        </table:table-row>
        <table:table-row table:style-name="ro1">
          <table:table-cell office:value-type="float" office:value="1.4931179958" calcext:value-type="float">
            <text:p>1.4931179958</text:p>
          </table:table-cell>
          <table:table-cell office:value-type="float" office:value="1.1004229455" calcext:value-type="float">
            <text:p>1.1004229455</text:p>
          </table:table-cell>
          <table:table-cell table:number-columns-repeated="3"/>
        </table:table-row>
        <table:table-row table:style-name="ro1">
          <table:table-cell office:value-type="float" office:value="1.2789911175" calcext:value-type="float">
            <text:p>1.2789911175</text:p>
          </table:table-cell>
          <table:table-cell office:value-type="float" office:value="1.6389156973" calcext:value-type="float">
            <text:p>1.6389156973</text:p>
          </table:table-cell>
          <table:table-cell table:number-columns-repeated="3"/>
        </table:table-row>
        <table:table-row table:style-name="ro1">
          <table:table-cell office:value-type="float" office:value="1.4614802806" calcext:value-type="float">
            <text:p>1.4614802806</text:p>
          </table:table-cell>
          <table:table-cell office:value-type="float" office:value="1.3596826745" calcext:value-type="float">
            <text:p>1.3596826745</text:p>
          </table:table-cell>
          <table:table-cell table:number-columns-repeated="3"/>
        </table:table-row>
        <table:table-row table:style-name="ro1">
          <table:table-cell office:value-type="float" office:value="1.3681830161" calcext:value-type="float">
            <text:p>1.3681830161</text:p>
          </table:table-cell>
          <table:table-cell office:value-type="float" office:value="1.2140161167" calcext:value-type="float">
            <text:p>1.2140161167</text:p>
          </table:table-cell>
          <table:table-cell table:number-columns-repeated="3"/>
        </table:table-row>
        <table:table-row table:style-name="ro1">
          <table:table-cell office:value-type="float" office:value="1.6166338403" calcext:value-type="float">
            <text:p>1.6166338403</text:p>
          </table:table-cell>
          <table:table-cell office:value-type="float" office:value="2.2934057835" calcext:value-type="float">
            <text:p>2.2934057835</text:p>
          </table:table-cell>
          <table:table-cell table:number-columns-repeated="3"/>
        </table:table-row>
        <table:table-row table:style-name="ro1">
          <table:table-cell office:value-type="float" office:value="1.4583580614" calcext:value-type="float">
            <text:p>1.4583580614</text:p>
          </table:table-cell>
          <table:table-cell office:value-type="float" office:value="1.4352719202" calcext:value-type="float">
            <text:p>1.4352719202</text:p>
          </table:table-cell>
          <table:table-cell table:number-columns-repeated="3"/>
        </table:table-row>
        <table:table-row table:style-name="ro1">
          <table:table-cell office:value-type="float" office:value="1.534805319" calcext:value-type="float">
            <text:p>1.534805319</text:p>
          </table:table-cell>
          <table:table-cell office:value-type="float" office:value="1.3174861603" calcext:value-type="float">
            <text:p>1.3174861603</text:p>
          </table:table-cell>
          <table:table-cell table:number-columns-repeated="3"/>
        </table:table-row>
        <table:table-row table:style-name="ro1">
          <table:table-cell office:value-type="float" office:value="1.308511048" calcext:value-type="float">
            <text:p>1.308511048</text:p>
          </table:table-cell>
          <table:table-cell office:value-type="float" office:value="0.6899097094" calcext:value-type="float">
            <text:p>0.6899097094</text:p>
          </table:table-cell>
          <table:table-cell table:number-columns-repeated="3"/>
        </table:table-row>
        <table:table-row table:style-name="ro1">
          <table:table-cell office:value-type="float" office:value="1.4557966541" calcext:value-type="float">
            <text:p>1.4557966541</text:p>
          </table:table-cell>
          <table:table-cell office:value-type="float" office:value="1.315895958" calcext:value-type="float">
            <text:p>1.315895958</text:p>
          </table:table-cell>
          <table:table-cell table:number-columns-repeated="3"/>
        </table:table-row>
        <table:table-row table:style-name="ro1">
          <table:table-cell office:value-type="float" office:value="1.5785701061" calcext:value-type="float">
            <text:p>1.5785701061</text:p>
          </table:table-cell>
          <table:table-cell office:value-type="float" office:value="0.4015399308" calcext:value-type="float">
            <text:p>0.4015399308</text:p>
          </table:table-cell>
          <table:table-cell table:number-columns-repeated="3"/>
        </table:table-row>
        <table:table-row table:style-name="ro1">
          <table:table-cell office:value-type="float" office:value="1.2232893958" calcext:value-type="float">
            <text:p>1.2232893958</text:p>
          </table:table-cell>
          <table:table-cell office:value-type="float" office:value="0.9770750884" calcext:value-type="float">
            <text:p>0.9770750884</text:p>
          </table:table-cell>
          <table:table-cell table:number-columns-repeated="3"/>
        </table:table-row>
        <table:table-row table:style-name="ro1">
          <table:table-cell office:value-type="float" office:value="2.1514227723" calcext:value-type="float">
            <text:p>2.1514227723</text:p>
          </table:table-cell>
          <table:table-cell office:value-type="float" office:value="1.1346733541" calcext:value-type="float">
            <text:p>1.1346733541</text:p>
          </table:table-cell>
          <table:table-cell table:number-columns-repeated="3"/>
        </table:table-row>
        <table:table-row table:style-name="ro1">
          <table:table-cell office:value-type="float" office:value="1.2597914797" calcext:value-type="float">
            <text:p>1.2597914797</text:p>
          </table:table-cell>
          <table:table-cell office:value-type="float" office:value="0.8567926275" calcext:value-type="float">
            <text:p>0.8567926275</text:p>
          </table:table-cell>
          <table:table-cell table:number-columns-repeated="3"/>
        </table:table-row>
        <table:table-row table:style-name="ro1">
          <table:table-cell office:value-type="float" office:value="1.2232893958" calcext:value-type="float">
            <text:p>1.2232893958</text:p>
          </table:table-cell>
          <table:table-cell office:value-type="float" office:value="0.9770750884" calcext:value-type="float">
            <text:p>0.9770750884</text:p>
          </table:table-cell>
          <table:table-cell table:number-columns-repeated="3"/>
        </table:table-row>
        <table:table-row table:style-name="ro1">
          <table:table-cell office:value-type="float" office:value="3.0974000573" calcext:value-type="float">
            <text:p>3.0974000573</text:p>
          </table:table-cell>
          <table:table-cell office:value-type="float" office:value="1.7917780736" calcext:value-type="float">
            <text:p>1.7917780736</text:p>
          </table:table-cell>
          <table:table-cell table:number-columns-repeated="3"/>
        </table:table-row>
        <table:table-row table:style-name="ro1">
          <table:table-cell office:value-type="float" office:value="1.849413206" calcext:value-type="float">
            <text:p>1.849413206</text:p>
          </table:table-cell>
          <table:table-cell office:value-type="float" office:value="0.9418427932" calcext:value-type="float">
            <text:p>0.9418427932</text:p>
          </table:table-cell>
          <table:table-cell table:number-columns-repeated="3"/>
        </table:table-row>
        <table:table-row table:style-name="ro1">
          <table:table-cell office:value-type="float" office:value="1.2093704965" calcext:value-type="float">
            <text:p>1.2093704965</text:p>
          </table:table-cell>
          <table:table-cell office:value-type="float" office:value="1.3055263141" calcext:value-type="float">
            <text:p>1.3055263141</text:p>
          </table:table-cell>
          <table:table-cell table:number-columns-repeated="3"/>
        </table:table-row>
        <table:table-row table:style-name="ro1">
          <table:table-cell office:value-type="float" office:value="1.4614802806" calcext:value-type="float">
            <text:p>1.4614802806</text:p>
          </table:table-cell>
          <table:table-cell office:value-type="float" office:value="1.3596826745" calcext:value-type="float">
            <text:p>1.3596826745</text:p>
          </table:table-cell>
          <table:table-cell table:number-columns-repeated="3"/>
        </table:table-row>
        <table:table-row table:style-name="ro1">
          <table:table-cell office:value-type="float" office:value="1.601880782" calcext:value-type="float">
            <text:p>1.601880782</text:p>
          </table:table-cell>
          <table:table-cell office:value-type="float" office:value="1.2890066352" calcext:value-type="float">
            <text:p>1.2890066352</text:p>
          </table:table-cell>
          <table:table-cell table:number-columns-repeated="3"/>
        </table:table-row>
        <table:table-row table:style-name="ro1">
          <table:table-cell office:value-type="float" office:value="1.3451823195" calcext:value-type="float">
            <text:p>1.3451823195</text:p>
          </table:table-cell>
          <table:table-cell office:value-type="float" office:value="1.4695904523" calcext:value-type="float">
            <text:p>1.4695904523</text:p>
          </table:table-cell>
          <table:table-cell table:number-columns-repeated="3"/>
        </table:table-row>
        <table:table-row table:style-name="ro1">
          <table:table-cell office:value-type="float" office:value="1.0108664806" calcext:value-type="float">
            <text:p>1.0108664806</text:p>
          </table:table-cell>
          <table:table-cell office:value-type="float" office:value="0.831441297" calcext:value-type="float">
            <text:p>0.831441297</text:p>
          </table:table-cell>
          <table:table-cell table:number-columns-repeated="3"/>
        </table:table-row>
        <table:table-row table:style-name="ro1">
          <table:table-cell office:value-type="float" office:value="1.7657580024" calcext:value-type="float">
            <text:p>1.7657580024</text:p>
          </table:table-cell>
          <table:table-cell office:value-type="float" office:value="1.6033723135" calcext:value-type="float">
            <text:p>1.6033723135</text:p>
          </table:table-cell>
          <table:table-cell table:number-columns-repeated="3"/>
        </table:table-row>
        <table:table-row table:style-name="ro1">
          <table:table-cell office:value-type="float" office:value="1.2093704965" calcext:value-type="float">
            <text:p>1.2093704965</text:p>
          </table:table-cell>
          <table:table-cell office:value-type="float" office:value="1.3055263141" calcext:value-type="float">
            <text:p>1.3055263141</text:p>
          </table:table-cell>
          <table:table-cell table:number-columns-repeated="3"/>
        </table:table-row>
        <table:table-row table:style-name="ro1">
          <table:table-cell office:value-type="float" office:value="1.531539872" calcext:value-type="float">
            <text:p>1.531539872</text:p>
          </table:table-cell>
          <table:table-cell office:value-type="float" office:value="1.4415758224" calcext:value-type="float">
            <text:p>1.4415758224</text:p>
          </table:table-cell>
          <table:table-cell table:number-columns-repeated="3"/>
        </table:table-row>
        <table:table-row table:style-name="ro1">
          <table:table-cell office:value-type="float" office:value="1.4217223186" calcext:value-type="float">
            <text:p>1.4217223186</text:p>
          </table:table-cell>
          <table:table-cell office:value-type="float" office:value="1.532927686" calcext:value-type="float">
            <text:p>1.532927686</text:p>
          </table:table-cell>
          <table:table-cell table:number-columns-repeated="3"/>
        </table:table-row>
        <table:table-row table:style-name="ro1">
          <table:table-cell office:value-type="float" office:value="1.274246676" calcext:value-type="float">
            <text:p>1.274246676</text:p>
          </table:table-cell>
          <table:table-cell office:value-type="float" office:value="1.0743773331" calcext:value-type="float">
            <text:p>1.0743773331</text:p>
          </table:table-cell>
          <table:table-cell table:number-columns-repeated="3"/>
        </table:table-row>
        <table:table-row table:style-name="ro1">
          <table:table-cell office:value-type="float" office:value="1.2410390286" calcext:value-type="float">
            <text:p>1.2410390286</text:p>
          </table:table-cell>
          <table:table-cell office:value-type="float" office:value="1.2911782436" calcext:value-type="float">
            <text:p>1.2911782436</text:p>
          </table:table-cell>
          <table:table-cell table:number-columns-repeated="3"/>
        </table:table-row>
        <table:table-row table:style-name="ro1">
          <table:table-cell office:value-type="float" office:value="1.4327418761" calcext:value-type="float">
            <text:p>1.4327418761</text:p>
          </table:table-cell>
          <table:table-cell office:value-type="float" office:value="0.8655560844" calcext:value-type="float">
            <text:p>0.8655560844</text:p>
          </table:table-cell>
          <table:table-cell table:number-columns-repeated="3"/>
        </table:table-row>
        <table:table-row table:style-name="ro1">
          <table:table-cell office:value-type="float" office:value="1.1826993851" calcext:value-type="float">
            <text:p>1.1826993851</text:p>
          </table:table-cell>
          <table:table-cell office:value-type="float" office:value="0.8746046737" calcext:value-type="float">
            <text:p>0.8746046737</text:p>
          </table:table-cell>
          <table:table-cell table:number-columns-repeated="3"/>
        </table:table-row>
        <table:table-row table:style-name="ro1">
          <table:table-cell office:value-type="float" office:value="1.3660345807" calcext:value-type="float">
            <text:p>1.3660345807</text:p>
          </table:table-cell>
          <table:table-cell office:value-type="float" office:value="1.4464592497" calcext:value-type="float">
            <text:p>1.4464592497</text:p>
          </table:table-cell>
          <table:table-cell table:number-columns-repeated="3"/>
        </table:table-row>
        <table:table-row table:style-name="ro1">
          <table:table-cell office:value-type="float" office:value="1.8075284673" calcext:value-type="float">
            <text:p>1.8075284673</text:p>
          </table:table-cell>
          <table:table-cell office:value-type="float" office:value="2.4306068651" calcext:value-type="float">
            <text:p>2.4306068651</text:p>
          </table:table-cell>
          <table:table-cell table:number-columns-repeated="3"/>
        </table:table-row>
        <table:table-row table:style-name="ro1">
          <table:table-cell office:value-type="float" office:value="1.3182387645" calcext:value-type="float">
            <text:p>1.3182387645</text:p>
          </table:table-cell>
          <table:table-cell office:value-type="float" office:value="1.3670025842" calcext:value-type="float">
            <text:p>1.3670025842</text:p>
          </table:table-cell>
          <table:table-cell table:number-columns-repeated="3"/>
        </table:table-row>
        <table:table-row table:style-name="ro1">
          <table:table-cell office:value-type="float" office:value="1.2780829768" calcext:value-type="float">
            <text:p>1.2780829768</text:p>
          </table:table-cell>
          <table:table-cell office:value-type="float" office:value="1.9756696514" calcext:value-type="float">
            <text:p>1.9756696514</text:p>
          </table:table-cell>
          <table:table-cell table:number-columns-repeated="3"/>
        </table:table-row>
        <table:table-row table:style-name="ro1">
          <table:table-cell office:value-type="float" office:value="1.7677700375" calcext:value-type="float">
            <text:p>1.7677700375</text:p>
          </table:table-cell>
          <table:table-cell office:value-type="float" office:value="1.991353877" calcext:value-type="float">
            <text:p>1.991353877</text:p>
          </table:table-cell>
          <table:table-cell table:number-columns-repeated="3"/>
        </table:table-row>
        <table:table-row table:style-name="ro1">
          <table:table-cell office:value-type="float" office:value="2.0712902195" calcext:value-type="float">
            <text:p>2.0712902195</text:p>
          </table:table-cell>
          <table:table-cell office:value-type="float" office:value="1.1983556281" calcext:value-type="float">
            <text:p>1.1983556281</text:p>
          </table:table-cell>
          <table:table-cell table:number-columns-repeated="3"/>
        </table:table-row>
        <table:table-row table:style-name="ro1">
          <table:table-cell office:value-type="float" office:value="1.2849901746" calcext:value-type="float">
            <text:p>1.2849901746</text:p>
          </table:table-cell>
          <table:table-cell office:value-type="float" office:value="1.3282636936" calcext:value-type="float">
            <text:p>1.3282636936</text:p>
          </table:table-cell>
          <table:table-cell table:number-columns-repeated="3"/>
        </table:table-row>
        <table:table-row table:style-name="ro1">
          <table:table-cell office:value-type="float" office:value="1.308511048" calcext:value-type="float">
            <text:p>1.308511048</text:p>
          </table:table-cell>
          <table:table-cell office:value-type="float" office:value="0.6899097094" calcext:value-type="float">
            <text:p>0.6899097094</text:p>
          </table:table-cell>
          <table:table-cell table:number-columns-repeated="3"/>
        </table:table-row>
        <table:table-row table:style-name="ro1">
          <table:table-cell office:value-type="float" office:value="1.5574103239" calcext:value-type="float">
            <text:p>1.5574103239</text:p>
          </table:table-cell>
          <table:table-cell office:value-type="float" office:value="0.9341568393" calcext:value-type="float">
            <text:p>0.9341568393</text:p>
          </table:table-cell>
          <table:table-cell table:number-columns-repeated="3"/>
        </table:table-row>
        <table:table-row table:style-name="ro1">
          <table:table-cell office:value-type="float" office:value="1.4206772871" calcext:value-type="float">
            <text:p>1.4206772871</text:p>
          </table:table-cell>
          <table:table-cell office:value-type="float" office:value="1.5926442479" calcext:value-type="float">
            <text:p>1.5926442479</text:p>
          </table:table-cell>
          <table:table-cell table:number-columns-repeated="3"/>
        </table:table-row>
        <table:table-row table:style-name="ro1">
          <table:table-cell office:value-type="float" office:value="2.1514227723" calcext:value-type="float">
            <text:p>2.1514227723</text:p>
          </table:table-cell>
          <table:table-cell office:value-type="float" office:value="1.1346733541" calcext:value-type="float">
            <text:p>1.1346733541</text:p>
          </table:table-cell>
          <table:table-cell table:number-columns-repeated="3"/>
        </table:table-row>
        <table:table-row table:style-name="ro1">
          <table:table-cell office:value-type="float" office:value="1.5566986016" calcext:value-type="float">
            <text:p>1.5566986016</text:p>
          </table:table-cell>
          <table:table-cell office:value-type="float" office:value="1.4864595101" calcext:value-type="float">
            <text:p>1.4864595101</text:p>
          </table:table-cell>
          <table:table-cell table:number-columns-repeated="3"/>
        </table:table-row>
        <table:table-row table:style-name="ro1">
          <table:table-cell office:value-type="float" office:value="1.6033233882" calcext:value-type="float">
            <text:p>1.6033233882</text:p>
          </table:table-cell>
          <table:table-cell office:value-type="float" office:value="1.914716616" calcext:value-type="float">
            <text:p>1.914716616</text:p>
          </table:table-cell>
          <table:table-cell table:number-columns-repeated="3"/>
        </table:table-row>
        <table:table-row table:style-name="ro1">
          <table:table-cell office:value-type="float" office:value="1.6033233882" calcext:value-type="float">
            <text:p>1.6033233882</text:p>
          </table:table-cell>
          <table:table-cell office:value-type="float" office:value="1.914716616" calcext:value-type="float">
            <text:p>1.914716616</text:p>
          </table:table-cell>
          <table:table-cell table:number-columns-repeated="3"/>
        </table:table-row>
        <table:table-row table:style-name="ro1">
          <table:table-cell office:value-type="float" office:value="1.2093704965" calcext:value-type="float">
            <text:p>1.2093704965</text:p>
          </table:table-cell>
          <table:table-cell office:value-type="float" office:value="1.3055263141" calcext:value-type="float">
            <text:p>1.3055263141</text:p>
          </table:table-cell>
          <table:table-cell table:number-columns-repeated="3"/>
        </table:table-row>
        <table:table-row table:style-name="ro1">
          <table:table-cell office:value-type="float" office:value="1.3990821008" calcext:value-type="float">
            <text:p>1.3990821008</text:p>
          </table:table-cell>
          <table:table-cell office:value-type="float" office:value="1.4137150002" calcext:value-type="float">
            <text:p>1.4137150002</text:p>
          </table:table-cell>
          <table:table-cell table:number-columns-repeated="3"/>
        </table:table-row>
        <table:table-row table:style-name="ro1">
          <table:table-cell office:value-type="float" office:value="1.4876413877" calcext:value-type="float">
            <text:p>1.4876413877</text:p>
          </table:table-cell>
          <table:table-cell office:value-type="float" office:value="1.1637167286" calcext:value-type="float">
            <text:p>1.1637167286</text:p>
          </table:table-cell>
          <table:table-cell table:number-columns-repeated="3"/>
        </table:table-row>
        <table:table-row table:style-name="ro1">
          <table:table-cell office:value-type="float" office:value="1.4025322278" calcext:value-type="float">
            <text:p>1.4025322278</text:p>
          </table:table-cell>
          <table:table-cell office:value-type="float" office:value="2.0331799966" calcext:value-type="float">
            <text:p>2.0331799966</text:p>
          </table:table-cell>
          <table:table-cell table:number-columns-repeated="3"/>
        </table:table-row>
        <table:table-row table:style-name="ro1">
          <table:table-cell office:value-type="float" office:value="1.4131858993" calcext:value-type="float">
            <text:p>1.4131858993</text:p>
          </table:table-cell>
          <table:table-cell office:value-type="float" office:value="1.8325014687" calcext:value-type="float">
            <text:p>1.8325014687</text:p>
          </table:table-cell>
          <table:table-cell table:number-columns-repeated="3"/>
        </table:table-row>
        <table:table-row table:style-name="ro1">
          <table:table-cell office:value-type="float" office:value="1.4968639632" calcext:value-type="float">
            <text:p>1.4968639632</text:p>
          </table:table-cell>
          <table:table-cell office:value-type="float" office:value="1.727379385" calcext:value-type="float">
            <text:p>1.727379385</text:p>
          </table:table-cell>
          <table:table-cell table:number-columns-repeated="3"/>
        </table:table-row>
        <table:table-row table:style-name="ro1">
          <table:table-cell office:value-type="float" office:value="1.1305645941" calcext:value-type="float">
            <text:p>1.1305645941</text:p>
          </table:table-cell>
          <table:table-cell office:value-type="float" office:value="0.996517659" calcext:value-type="float">
            <text:p>0.996517659</text:p>
          </table:table-cell>
          <table:table-cell table:number-columns-repeated="3"/>
        </table:table-row>
        <table:table-row table:style-name="ro1">
          <table:table-cell office:value-type="float" office:value="3.3723920329" calcext:value-type="float">
            <text:p>3.3723920329</text:p>
          </table:table-cell>
          <table:table-cell office:value-type="float" office:value="0.8380961987" calcext:value-type="float">
            <text:p>0.8380961987</text:p>
          </table:table-cell>
          <table:table-cell table:number-columns-repeated="3"/>
        </table:table-row>
        <table:table-row table:style-name="ro1">
          <table:table-cell office:value-type="float" office:value="1.2188379777" calcext:value-type="float">
            <text:p>1.2188379777</text:p>
          </table:table-cell>
          <table:table-cell office:value-type="float" office:value="1.59013074" calcext:value-type="float">
            <text:p>1.59013074</text:p>
          </table:table-cell>
          <table:table-cell table:number-columns-repeated="3"/>
        </table:table-row>
        <table:table-row table:style-name="ro1">
          <table:table-cell office:value-type="float" office:value="1.7677700375" calcext:value-type="float">
            <text:p>1.7677700375</text:p>
          </table:table-cell>
          <table:table-cell office:value-type="float" office:value="1.991353877" calcext:value-type="float">
            <text:p>1.991353877</text:p>
          </table:table-cell>
          <table:table-cell table:number-columns-repeated="3"/>
        </table:table-row>
        <table:table-row table:style-name="ro1">
          <table:table-cell office:value-type="float" office:value="1.4857205554" calcext:value-type="float">
            <text:p>1.4857205554</text:p>
          </table:table-cell>
          <table:table-cell office:value-type="float" office:value="1.0747846902" calcext:value-type="float">
            <text:p>1.0747846902</text:p>
          </table:table-cell>
          <table:table-cell table:number-columns-repeated="3"/>
        </table:table-row>
        <table:table-row table:style-name="ro1">
          <table:table-cell office:value-type="float" office:value="1.7769680741" calcext:value-type="float">
            <text:p>1.7769680741</text:p>
          </table:table-cell>
          <table:table-cell office:value-type="float" office:value="1.3199001811" calcext:value-type="float">
            <text:p>1.3199001811</text:p>
          </table:table-cell>
          <table:table-cell table:number-columns-repeated="3"/>
        </table:table-row>
        <table:table-row table:style-name="ro1">
          <table:table-cell office:value-type="float" office:value="2.8176728987" calcext:value-type="float">
            <text:p>2.8176728987</text:p>
          </table:table-cell>
          <table:table-cell office:value-type="float" office:value="0.8666055312" calcext:value-type="float">
            <text:p>0.8666055312</text:p>
          </table:table-cell>
          <table:table-cell table:number-columns-repeated="3"/>
        </table:table-row>
        <table:table-row table:style-name="ro1">
          <table:table-cell office:value-type="float" office:value="1.421765033" calcext:value-type="float">
            <text:p>1.421765033</text:p>
          </table:table-cell>
          <table:table-cell office:value-type="float" office:value="1.3401866277" calcext:value-type="float">
            <text:p>1.3401866277</text:p>
          </table:table-cell>
          <table:table-cell table:number-columns-repeated="3"/>
        </table:table-row>
        <table:table-row table:style-name="ro1">
          <table:table-cell office:value-type="float" office:value="2.0712902195" calcext:value-type="float">
            <text:p>2.0712902195</text:p>
          </table:table-cell>
          <table:table-cell office:value-type="float" office:value="1.1983556281" calcext:value-type="float">
            <text:p>1.1983556281</text:p>
          </table:table-cell>
          <table:table-cell table:number-columns-repeated="3"/>
        </table:table-row>
        <table:table-row table:style-name="ro1">
          <table:table-cell office:value-type="float" office:value="1.4370795583" calcext:value-type="float">
            <text:p>1.4370795583</text:p>
          </table:table-cell>
          <table:table-cell office:value-type="float" office:value="1.9958115494" calcext:value-type="float">
            <text:p>1.9958115494</text:p>
          </table:table-cell>
          <table:table-cell table:number-columns-repeated="3"/>
        </table:table-row>
        <table:table-row table:style-name="ro1">
          <table:table-cell office:value-type="float" office:value="1.2618327621" calcext:value-type="float">
            <text:p>1.2618327621</text:p>
          </table:table-cell>
          <table:table-cell office:value-type="float" office:value="1.5686581422" calcext:value-type="float">
            <text:p>1.5686581422</text:p>
          </table:table-cell>
          <table:table-cell table:number-columns-repeated="3"/>
        </table:table-row>
        <table:table-row table:style-name="ro1">
          <table:table-cell office:value-type="float" office:value="2.3893248703" calcext:value-type="float">
            <text:p>2.3893248703</text:p>
          </table:table-cell>
          <table:table-cell office:value-type="float" office:value="3.1549885466" calcext:value-type="float">
            <text:p>3.1549885466</text:p>
          </table:table-cell>
          <table:table-cell table:number-columns-repeated="3"/>
        </table:table-row>
        <table:table-row table:style-name="ro1">
          <table:table-cell office:value-type="float" office:value="1.3990821008" calcext:value-type="float">
            <text:p>1.3990821008</text:p>
          </table:table-cell>
          <table:table-cell office:value-type="float" office:value="1.4137150002" calcext:value-type="float">
            <text:p>1.4137150002</text:p>
          </table:table-cell>
          <table:table-cell table:number-columns-repeated="3"/>
        </table:table-row>
        <table:table-row table:style-name="ro1">
          <table:table-cell office:value-type="float" office:value="1.5109113976" calcext:value-type="float">
            <text:p>1.5109113976</text:p>
          </table:table-cell>
          <table:table-cell office:value-type="float" office:value="1.3301968551" calcext:value-type="float">
            <text:p>1.3301968551</text:p>
          </table:table-cell>
          <table:table-cell table:number-columns-repeated="3"/>
        </table:table-row>
        <table:table-row table:style-name="ro1">
          <table:table-cell office:value-type="float" office:value="1.4131858993" calcext:value-type="float">
            <text:p>1.4131858993</text:p>
          </table:table-cell>
          <table:table-cell office:value-type="float" office:value="1.8325014687" calcext:value-type="float">
            <text:p>1.8325014687</text:p>
          </table:table-cell>
          <table:table-cell table:number-columns-repeated="3"/>
        </table:table-row>
        <table:table-row table:style-name="ro1">
          <table:table-cell office:value-type="float" office:value="1.3660345807" calcext:value-type="float">
            <text:p>1.3660345807</text:p>
          </table:table-cell>
          <table:table-cell office:value-type="float" office:value="1.4464592497" calcext:value-type="float">
            <text:p>1.4464592497</text:p>
          </table:table-cell>
          <table:table-cell table:number-columns-repeated="3"/>
        </table:table-row>
        <table:table-row table:style-name="ro1">
          <table:table-cell office:value-type="float" office:value="1.4280054973" calcext:value-type="float">
            <text:p>1.4280054973</text:p>
          </table:table-cell>
          <table:table-cell office:value-type="float" office:value="1.2114943157" calcext:value-type="float">
            <text:p>1.2114943157</text:p>
          </table:table-cell>
          <table:table-cell table:number-columns-repeated="3"/>
        </table:table-row>
        <table:table-row table:style-name="ro1">
          <table:table-cell office:value-type="float" office:value="1.534805319" calcext:value-type="float">
            <text:p>1.534805319</text:p>
          </table:table-cell>
          <table:table-cell office:value-type="float" office:value="1.3174861603" calcext:value-type="float">
            <text:p>1.3174861603</text:p>
          </table:table-cell>
          <table:table-cell table:number-columns-repeated="3"/>
        </table:table-row>
        <table:table-row table:style-name="ro1">
          <table:table-cell office:value-type="float" office:value="1.0138080151" calcext:value-type="float">
            <text:p>1.0138080151</text:p>
          </table:table-cell>
          <table:table-cell office:value-type="float" office:value="0.7220754568" calcext:value-type="float">
            <text:p>0.7220754568</text:p>
          </table:table-cell>
          <table:table-cell table:number-columns-repeated="3"/>
        </table:table-row>
        <table:table-row table:style-name="ro1">
          <table:table-cell office:value-type="float" office:value="1.9106476627" calcext:value-type="float">
            <text:p>1.9106476627</text:p>
          </table:table-cell>
          <table:table-cell office:value-type="float" office:value="1.5904388262" calcext:value-type="float">
            <text:p>1.5904388262</text:p>
          </table:table-cell>
          <table:table-cell table:number-columns-repeated="3"/>
        </table:table-row>
        <table:table-row table:style-name="ro1">
          <table:table-cell office:value-type="float" office:value="1.281873529" calcext:value-type="float">
            <text:p>1.281873529</text:p>
          </table:table-cell>
          <table:table-cell office:value-type="float" office:value="1.2676265783" calcext:value-type="float">
            <text:p>1.2676265783</text:p>
          </table:table-cell>
          <table:table-cell table:number-columns-repeated="3"/>
        </table:table-row>
        <table:table-row table:style-name="ro1">
          <table:table-cell office:value-type="float" office:value="1.2597914797" calcext:value-type="float">
            <text:p>1.2597914797</text:p>
          </table:table-cell>
          <table:table-cell office:value-type="float" office:value="0.8567926275" calcext:value-type="float">
            <text:p>0.8567926275</text:p>
          </table:table-cell>
          <table:table-cell table:number-columns-repeated="3"/>
        </table:table-row>
        <table:table-row table:style-name="ro1">
          <table:table-cell office:value-type="float" office:value="1.7887993909" calcext:value-type="float">
            <text:p>1.7887993909</text:p>
          </table:table-cell>
          <table:table-cell office:value-type="float" office:value="2.402362671" calcext:value-type="float">
            <text:p>2.402362671</text:p>
          </table:table-cell>
          <table:table-cell table:number-columns-repeated="3"/>
        </table:table-row>
        <table:table-row table:style-name="ro1">
          <table:table-cell office:value-type="float" office:value="1.5900896662" calcext:value-type="float">
            <text:p>1.5900896662</text:p>
          </table:table-cell>
          <table:table-cell office:value-type="float" office:value="1.4199897535" calcext:value-type="float">
            <text:p>1.4199897535</text:p>
          </table:table-cell>
          <table:table-cell table:number-columns-repeated="3"/>
        </table:table-row>
        <table:table-row table:style-name="ro1">
          <table:table-cell office:value-type="float" office:value="1.4263666378" calcext:value-type="float">
            <text:p>1.4263666378</text:p>
          </table:table-cell>
          <table:table-cell office:value-type="float" office:value="1.0788254784" calcext:value-type="float">
            <text:p>1.0788254784</text:p>
          </table:table-cell>
          <table:table-cell table:number-columns-repeated="3"/>
        </table:table-row>
        <table:table-row table:style-name="ro1">
          <table:table-cell office:value-type="float" office:value="1.3072116828" calcext:value-type="float">
            <text:p>1.3072116828</text:p>
          </table:table-cell>
          <table:table-cell office:value-type="float" office:value="1.920325426" calcext:value-type="float">
            <text:p>1.920325426</text:p>
          </table:table-cell>
          <table:table-cell table:number-columns-repeated="3"/>
        </table:table-row>
        <table:table-row table:style-name="ro1">
          <table:table-cell office:value-type="float" office:value="1.7060588518" calcext:value-type="float">
            <text:p>1.7060588518</text:p>
          </table:table-cell>
          <table:table-cell office:value-type="float" office:value="2.2972172456" calcext:value-type="float">
            <text:p>2.2972172456</text:p>
          </table:table-cell>
          <table:table-cell table:number-columns-repeated="3"/>
        </table:table-row>
        <table:table-row table:style-name="ro1">
          <table:table-cell office:value-type="float" office:value="0.9376839606" calcext:value-type="float">
            <text:p>0.9376839606</text:p>
          </table:table-cell>
          <table:table-cell office:value-type="float" office:value="0.5757508896" calcext:value-type="float">
            <text:p>0.5757508896</text:p>
          </table:table-cell>
          <table:table-cell table:number-columns-repeated="3"/>
        </table:table-row>
        <table:table-row table:style-name="ro1">
          <table:table-cell office:value-type="float" office:value="1.2888040383" calcext:value-type="float">
            <text:p>1.2888040383</text:p>
          </table:table-cell>
          <table:table-cell office:value-type="float" office:value="1.2815178913" calcext:value-type="float">
            <text:p>1.2815178913</text:p>
          </table:table-cell>
          <table:table-cell table:number-columns-repeated="3"/>
        </table:table-row>
        <table:table-row table:style-name="ro1">
          <table:table-cell office:value-type="float" office:value="1.7085839396" calcext:value-type="float">
            <text:p>1.7085839396</text:p>
          </table:table-cell>
          <table:table-cell office:value-type="float" office:value="2.6437241317" calcext:value-type="float">
            <text:p>2.6437241317</text:p>
          </table:table-cell>
          <table:table-cell table:number-columns-repeated="3"/>
        </table:table-row>
        <table:table-row table:style-name="ro1">
          <table:table-cell office:value-type="float" office:value="1.2168911665" calcext:value-type="float">
            <text:p>1.2168911665</text:p>
          </table:table-cell>
          <table:table-cell office:value-type="float" office:value="1.2530349855" calcext:value-type="float">
            <text:p>1.2530349855</text:p>
          </table:table-cell>
          <table:table-cell table:number-columns-repeated="3"/>
        </table:table-row>
        <table:table-row table:style-name="ro1">
          <table:table-cell office:value-type="float" office:value="1.2319844418" calcext:value-type="float">
            <text:p>1.2319844418</text:p>
          </table:table-cell>
          <table:table-cell office:value-type="float" office:value="0.9139147976" calcext:value-type="float">
            <text:p>0.9139147976</text:p>
          </table:table-cell>
          <table:table-cell table:number-columns-repeated="3"/>
        </table:table-row>
        <table:table-row table:style-name="ro1">
          <table:table-cell office:value-type="float" office:value="1.2789911175" calcext:value-type="float">
            <text:p>1.2789911175</text:p>
          </table:table-cell>
          <table:table-cell office:value-type="float" office:value="1.6389156973" calcext:value-type="float">
            <text:p>1.6389156973</text:p>
          </table:table-cell>
          <table:table-cell table:number-columns-repeated="3"/>
        </table:table-row>
        <table:table-row table:style-name="ro1">
          <table:table-cell office:value-type="float" office:value="1.4712863082" calcext:value-type="float">
            <text:p>1.4712863082</text:p>
          </table:table-cell>
          <table:table-cell office:value-type="float" office:value="1.2493166356" calcext:value-type="float">
            <text:p>1.2493166356</text:p>
          </table:table-cell>
          <table:table-cell table:number-columns-repeated="3"/>
        </table:table-row>
        <table:table-row table:style-name="ro1">
          <table:table-cell office:value-type="float" office:value="1.2930868841" calcext:value-type="float">
            <text:p>1.2930868841</text:p>
          </table:table-cell>
          <table:table-cell office:value-type="float" office:value="0.7242924726" calcext:value-type="float">
            <text:p>0.7242924726</text:p>
          </table:table-cell>
          <table:table-cell table:number-columns-repeated="3"/>
        </table:table-row>
        <table:table-row table:style-name="ro1">
          <table:table-cell office:value-type="float" office:value="1.4673966283" calcext:value-type="float">
            <text:p>1.4673966283</text:p>
          </table:table-cell>
          <table:table-cell office:value-type="float" office:value="1.7984922326" calcext:value-type="float">
            <text:p>1.7984922326</text:p>
          </table:table-cell>
          <table:table-cell table:number-columns-repeated="3"/>
        </table:table-row>
        <table:table-row table:style-name="ro1">
          <table:table-cell office:value-type="float" office:value="1.281873529" calcext:value-type="float">
            <text:p>1.281873529</text:p>
          </table:table-cell>
          <table:table-cell office:value-type="float" office:value="1.2676265783" calcext:value-type="float">
            <text:p>1.2676265783</text:p>
          </table:table-cell>
          <table:table-cell table:number-columns-repeated="3"/>
        </table:table-row>
        <table:table-row table:style-name="ro1">
          <table:table-cell office:value-type="float" office:value="1.4583580614" calcext:value-type="float">
            <text:p>1.4583580614</text:p>
          </table:table-cell>
          <table:table-cell office:value-type="float" office:value="1.4352719202" calcext:value-type="float">
            <text:p>1.4352719202</text:p>
          </table:table-cell>
          <table:table-cell table:number-columns-repeated="3"/>
        </table:table-row>
        <table:table-row table:style-name="ro1">
          <table:table-cell office:value-type="float" office:value="1.1434545598" calcext:value-type="float">
            <text:p>1.1434545598</text:p>
          </table:table-cell>
          <table:table-cell office:value-type="float" office:value="1.6451538435" calcext:value-type="float">
            <text:p>1.6451538435</text:p>
          </table:table-cell>
          <table:table-cell table:number-columns-repeated="3"/>
        </table:table-row>
        <table:table-row table:style-name="ro1">
          <table:table-cell office:value-type="float" office:value="1.4857205554" calcext:value-type="float">
            <text:p>1.4857205554</text:p>
          </table:table-cell>
          <table:table-cell office:value-type="float" office:value="1.0747846902" calcext:value-type="float">
            <text:p>1.0747846902</text:p>
          </table:table-cell>
          <table:table-cell table:number-columns-repeated="3"/>
        </table:table-row>
        <table:table-row table:style-name="ro1">
          <table:table-cell office:value-type="float" office:value="1.7258569221" calcext:value-type="float">
            <text:p>1.7258569221</text:p>
          </table:table-cell>
          <table:table-cell office:value-type="float" office:value="0.7656079217" calcext:value-type="float">
            <text:p>0.7656079217</text:p>
          </table:table-cell>
          <table:table-cell table:number-columns-repeated="3"/>
        </table:table-row>
        <table:table-row table:style-name="ro1">
          <table:table-cell office:value-type="float" office:value="1.3332067352" calcext:value-type="float">
            <text:p>1.3332067352</text:p>
          </table:table-cell>
          <table:table-cell office:value-type="float" office:value="1.1934361641" calcext:value-type="float">
            <text:p>1.1934361641</text:p>
          </table:table-cell>
          <table:table-cell table:number-columns-repeated="3"/>
        </table:table-row>
        <table:table-row table:style-name="ro1">
          <table:table-cell office:value-type="float" office:value="2.7486407567" calcext:value-type="float">
            <text:p>2.7486407567</text:p>
          </table:table-cell>
          <table:table-cell office:value-type="float" office:value="0.8146502667" calcext:value-type="float">
            <text:p>0.8146502667</text:p>
          </table:table-cell>
          <table:table-cell table:number-columns-repeated="3"/>
        </table:table-row>
        <table:table-row table:style-name="ro1">
          <table:table-cell office:value-type="float" office:value="1.5719716122" calcext:value-type="float">
            <text:p>1.5719716122</text:p>
          </table:table-cell>
          <table:table-cell office:value-type="float" office:value="1.5861089646" calcext:value-type="float">
            <text:p>1.5861089646</text:p>
          </table:table-cell>
          <table:table-cell table:number-columns-repeated="3"/>
        </table:table-row>
        <table:table-row table:style-name="ro1">
          <table:table-cell office:value-type="float" office:value="1.319708422" calcext:value-type="float">
            <text:p>1.319708422</text:p>
          </table:table-cell>
          <table:table-cell office:value-type="float" office:value="0.7317877426" calcext:value-type="float">
            <text:p>0.7317877426</text:p>
          </table:table-cell>
          <table:table-cell table:number-columns-repeated="3"/>
        </table:table-row>
        <table:table-row table:style-name="ro1">
          <table:table-cell office:value-type="float" office:value="1.7776194956" calcext:value-type="float">
            <text:p>1.7776194956</text:p>
          </table:table-cell>
          <table:table-cell office:value-type="float" office:value="1.7693373809" calcext:value-type="float">
            <text:p>1.7693373809</text:p>
          </table:table-cell>
          <table:table-cell table:number-columns-repeated="3"/>
        </table:table-row>
        <table:table-row table:style-name="ro1">
          <table:table-cell office:value-type="float" office:value="1.4712863082" calcext:value-type="float">
            <text:p>1.4712863082</text:p>
          </table:table-cell>
          <table:table-cell office:value-type="float" office:value="1.2493166356" calcext:value-type="float">
            <text:p>1.2493166356</text:p>
          </table:table-cell>
          <table:table-cell table:number-columns-repeated="3"/>
        </table:table-row>
        <table:table-row table:style-name="ro1">
          <table:table-cell office:value-type="float" office:value="1.4655990359" calcext:value-type="float">
            <text:p>1.4655990359</text:p>
          </table:table-cell>
          <table:table-cell office:value-type="float" office:value="1.231759838" calcext:value-type="float">
            <text:p>1.231759838</text:p>
          </table:table-cell>
          <table:table-cell table:number-columns-repeated="3"/>
        </table:table-row>
        <table:table-row table:style-name="ro1">
          <table:table-cell office:value-type="float" office:value="1.5327377441" calcext:value-type="float">
            <text:p>1.5327377441</text:p>
          </table:table-cell>
          <table:table-cell office:value-type="float" office:value="1.9768309867" calcext:value-type="float">
            <text:p>1.9768309867</text:p>
          </table:table-cell>
          <table:table-cell table:number-columns-repeated="3"/>
        </table:table-row>
        <table:table-row table:style-name="ro1">
          <table:table-cell office:value-type="float" office:value="1.3597325488" calcext:value-type="float">
            <text:p>1.3597325488</text:p>
          </table:table-cell>
          <table:table-cell office:value-type="float" office:value="0.7774262901" calcext:value-type="float">
            <text:p>0.7774262901</text:p>
          </table:table-cell>
          <table:table-cell table:number-columns-repeated="3"/>
        </table:table-row>
        <table:table-row table:style-name="ro1">
          <table:table-cell office:value-type="float" office:value="1.1801710885" calcext:value-type="float">
            <text:p>1.1801710885</text:p>
          </table:table-cell>
          <table:table-cell office:value-type="float" office:value="1.2087768284" calcext:value-type="float">
            <text:p>1.2087768284</text:p>
          </table:table-cell>
          <table:table-cell table:number-columns-repeated="3"/>
        </table:table-row>
        <table:table-row table:style-name="ro1">
          <table:table-cell office:value-type="float" office:value="1.4645857688" calcext:value-type="float">
            <text:p>1.4645857688</text:p>
          </table:table-cell>
          <table:table-cell office:value-type="float" office:value="0.9179121902" calcext:value-type="float">
            <text:p>0.9179121902</text:p>
          </table:table-cell>
          <table:table-cell table:number-columns-repeated="3"/>
        </table:table-row>
        <table:table-row table:style-name="ro1">
          <table:table-cell office:value-type="float" office:value="1.3816832042" calcext:value-type="float">
            <text:p>1.3816832042</text:p>
          </table:table-cell>
          <table:table-cell office:value-type="float" office:value="0.7873633846" calcext:value-type="float">
            <text:p>0.7873633846</text:p>
          </table:table-cell>
          <table:table-cell table:number-columns-repeated="3"/>
        </table:table-row>
        <table:table-row table:style-name="ro1">
          <table:table-cell office:value-type="float" office:value="2.0379556682" calcext:value-type="float">
            <text:p>2.0379556682</text:p>
          </table:table-cell>
          <table:table-cell office:value-type="float" office:value="2.1028007011" calcext:value-type="float">
            <text:p>2.1028007011</text:p>
          </table:table-cell>
          <table:table-cell table:number-columns-repeated="3"/>
        </table:table-row>
        <table:table-row table:style-name="ro1">
          <table:table-cell office:value-type="float" office:value="1.5529013922" calcext:value-type="float">
            <text:p>1.5529013922</text:p>
          </table:table-cell>
          <table:table-cell office:value-type="float" office:value="1.1409307816" calcext:value-type="float">
            <text:p>1.1409307816</text:p>
          </table:table-cell>
          <table:table-cell table:number-columns-repeated="3"/>
        </table:table-row>
        <table:table-row table:style-name="ro1">
          <table:table-cell office:value-type="float" office:value="1.4047624387" calcext:value-type="float">
            <text:p>1.4047624387</text:p>
          </table:table-cell>
          <table:table-cell office:value-type="float" office:value="1.7579214751" calcext:value-type="float">
            <text:p>1.7579214751</text:p>
          </table:table-cell>
          <table:table-cell table:number-columns-repeated="3"/>
        </table:table-row>
        <table:table-row table:style-name="ro1">
          <table:table-cell office:value-type="float" office:value="1.1594885868" calcext:value-type="float">
            <text:p>1.1594885868</text:p>
          </table:table-cell>
          <table:table-cell office:value-type="float" office:value="1.2197798087" calcext:value-type="float">
            <text:p>1.2197798087</text:p>
          </table:table-cell>
          <table:table-cell table:number-columns-repeated="3"/>
        </table:table-row>
        <table:table-row table:style-name="ro1">
          <table:table-cell office:value-type="float" office:value="1.2739562181" calcext:value-type="float">
            <text:p>1.2739562181</text:p>
          </table:table-cell>
          <table:table-cell office:value-type="float" office:value="0.7310453203" calcext:value-type="float">
            <text:p>0.7310453203</text:p>
          </table:table-cell>
          <table:table-cell table:number-columns-repeated="3"/>
        </table:table-row>
        <table:table-row table:style-name="ro1">
          <table:table-cell office:value-type="float" office:value="1.6027508571" calcext:value-type="float">
            <text:p>1.6027508571</text:p>
          </table:table-cell>
          <table:table-cell office:value-type="float" office:value="1.3498117146" calcext:value-type="float">
            <text:p>1.3498117146</text:p>
          </table:table-cell>
          <table:table-cell table:number-columns-repeated="3"/>
        </table:table-row>
        <table:table-row table:style-name="ro1">
          <table:table-cell office:value-type="float" office:value="1.8192229637" calcext:value-type="float">
            <text:p>1.8192229637</text:p>
          </table:table-cell>
          <table:table-cell office:value-type="float" office:value="1.737447056" calcext:value-type="float">
            <text:p>1.737447056</text:p>
          </table:table-cell>
          <table:table-cell table:number-columns-repeated="3"/>
        </table:table-row>
        <table:table-row table:style-name="ro1">
          <table:table-cell office:value-type="float" office:value="1.4226644187" calcext:value-type="float">
            <text:p>1.4226644187</text:p>
          </table:table-cell>
          <table:table-cell office:value-type="float" office:value="1.6921204531" calcext:value-type="float">
            <text:p>1.6921204531</text:p>
          </table:table-cell>
          <table:table-cell table:number-columns-repeated="3"/>
        </table:table-row>
        <table:table-row table:style-name="ro1">
          <table:table-cell office:value-type="float" office:value="1.0578621447" calcext:value-type="float">
            <text:p>1.0578621447</text:p>
          </table:table-cell>
          <table:table-cell office:value-type="float" office:value="1.421720761" calcext:value-type="float">
            <text:p>1.421720761</text:p>
          </table:table-cell>
          <table:table-cell table:number-columns-repeated="3"/>
        </table:table-row>
        <table:table-row table:style-name="ro1">
          <table:table-cell office:value-type="float" office:value="1.563236309" calcext:value-type="float">
            <text:p>1.563236309</text:p>
          </table:table-cell>
          <table:table-cell office:value-type="float" office:value="1.1052350309" calcext:value-type="float">
            <text:p>1.1052350309</text:p>
          </table:table-cell>
          <table:table-cell table:number-columns-repeated="3"/>
        </table:table-row>
        <table:table-row table:style-name="ro1">
          <table:table-cell office:value-type="float" office:value="1.2410390286" calcext:value-type="float">
            <text:p>1.2410390286</text:p>
          </table:table-cell>
          <table:table-cell office:value-type="float" office:value="1.2911782436" calcext:value-type="float">
            <text:p>1.2911782436</text:p>
          </table:table-cell>
          <table:table-cell table:number-columns-repeated="3"/>
        </table:table-row>
        <table:table-row table:style-name="ro1">
          <table:table-cell office:value-type="float" office:value="1.2341534792" calcext:value-type="float">
            <text:p>1.2341534792</text:p>
          </table:table-cell>
          <table:table-cell office:value-type="float" office:value="0.8346755366" calcext:value-type="float">
            <text:p>0.8346755366</text:p>
          </table:table-cell>
          <table:table-cell table:number-columns-repeated="3"/>
        </table:table-row>
        <table:table-row table:style-name="ro1">
          <table:table-cell office:value-type="float" office:value="1.2168911665" calcext:value-type="float">
            <text:p>1.2168911665</text:p>
          </table:table-cell>
          <table:table-cell office:value-type="float" office:value="1.2530349855" calcext:value-type="float">
            <text:p>1.2530349855</text:p>
          </table:table-cell>
          <table:table-cell table:number-columns-repeated="3"/>
        </table:table-row>
        <table:table-row table:style-name="ro1">
          <table:table-cell office:value-type="float" office:value="1.281873529" calcext:value-type="float">
            <text:p>1.281873529</text:p>
          </table:table-cell>
          <table:table-cell office:value-type="float" office:value="1.2676265783" calcext:value-type="float">
            <text:p>1.2676265783</text:p>
          </table:table-cell>
          <table:table-cell table:number-columns-repeated="3"/>
        </table:table-row>
        <table:table-row table:style-name="ro1">
          <table:table-cell office:value-type="float" office:value="1.6665361177" calcext:value-type="float">
            <text:p>1.6665361177</text:p>
          </table:table-cell>
          <table:table-cell office:value-type="float" office:value="1.3512117058" calcext:value-type="float">
            <text:p>1.3512117058</text:p>
          </table:table-cell>
          <table:table-cell table:number-columns-repeated="3"/>
        </table:table-row>
        <table:table-row table:style-name="ro1">
          <table:table-cell office:value-type="float" office:value="1.4655990359" calcext:value-type="float">
            <text:p>1.4655990359</text:p>
          </table:table-cell>
          <table:table-cell office:value-type="float" office:value="1.231759838" calcext:value-type="float">
            <text:p>1.231759838</text:p>
          </table:table-cell>
          <table:table-cell table:number-columns-repeated="3"/>
        </table:table-row>
        <table:table-row table:style-name="ro1">
          <table:table-cell office:value-type="float" office:value="1.5834735213" calcext:value-type="float">
            <text:p>1.5834735213</text:p>
          </table:table-cell>
          <table:table-cell office:value-type="float" office:value="0.6228873698" calcext:value-type="float">
            <text:p>0.6228873698</text:p>
          </table:table-cell>
          <table:table-cell table:number-columns-repeated="3"/>
        </table:table-row>
        <table:table-row table:style-name="ro1">
          <table:table-cell office:value-type="float" office:value="1.6166338403" calcext:value-type="float">
            <text:p>1.6166338403</text:p>
          </table:table-cell>
          <table:table-cell office:value-type="float" office:value="2.2934057835" calcext:value-type="float">
            <text:p>2.2934057835</text:p>
          </table:table-cell>
          <table:table-cell table:number-columns-repeated="3"/>
        </table:table-row>
        <table:table-row table:style-name="ro1">
          <table:table-cell office:value-type="float" office:value="1.7085839396" calcext:value-type="float">
            <text:p>1.7085839396</text:p>
          </table:table-cell>
          <table:table-cell office:value-type="float" office:value="2.6437241317" calcext:value-type="float">
            <text:p>2.6437241317</text:p>
          </table:table-cell>
          <table:table-cell table:number-columns-repeated="3"/>
        </table:table-row>
        <table:table-row table:style-name="ro1">
          <table:table-cell office:value-type="float" office:value="1.2618327621" calcext:value-type="float">
            <text:p>1.2618327621</text:p>
          </table:table-cell>
          <table:table-cell office:value-type="float" office:value="1.5686581422" calcext:value-type="float">
            <text:p>1.5686581422</text:p>
          </table:table-cell>
          <table:table-cell table:number-columns-repeated="3"/>
        </table:table-row>
        <table:table-row table:style-name="ro1">
          <table:table-cell office:value-type="float" office:value="1.849413206" calcext:value-type="float">
            <text:p>1.849413206</text:p>
          </table:table-cell>
          <table:table-cell office:value-type="float" office:value="0.9418427932" calcext:value-type="float">
            <text:p>0.9418427932</text:p>
          </table:table-cell>
          <table:table-cell table:number-columns-repeated="3"/>
        </table:table-row>
        <table:table-row table:style-name="ro1">
          <table:table-cell office:value-type="float" office:value="1.4327418761" calcext:value-type="float">
            <text:p>1.4327418761</text:p>
          </table:table-cell>
          <table:table-cell office:value-type="float" office:value="0.8655560844" calcext:value-type="float">
            <text:p>0.8655560844</text:p>
          </table:table-cell>
          <table:table-cell table:number-columns-repeated="3"/>
        </table:table-row>
        <table:table-row table:style-name="ro1">
          <table:table-cell office:value-type="float" office:value="1.4931179958" calcext:value-type="float">
            <text:p>1.4931179958</text:p>
          </table:table-cell>
          <table:table-cell office:value-type="float" office:value="1.1004229455" calcext:value-type="float">
            <text:p>1.1004229455</text:p>
          </table:table-cell>
          <table:table-cell table:number-columns-repeated="3"/>
        </table:table-row>
        <table:table-row table:style-name="ro1">
          <table:table-cell office:value-type="float" office:value="1.4224501696" calcext:value-type="float">
            <text:p>1.4224501696</text:p>
          </table:table-cell>
          <table:table-cell office:value-type="float" office:value="1.67139013" calcext:value-type="float">
            <text:p>1.67139013</text:p>
          </table:table-cell>
          <table:table-cell table:number-columns-repeated="3"/>
        </table:table-row>
        <table:table-row table:style-name="ro1">
          <table:table-cell office:value-type="float" office:value="1.3839698098" calcext:value-type="float">
            <text:p>1.3839698098</text:p>
          </table:table-cell>
          <table:table-cell office:value-type="float" office:value="1.2256348104" calcext:value-type="float">
            <text:p>1.2256348104</text:p>
          </table:table-cell>
          <table:table-cell table:number-columns-repeated="3"/>
        </table:table-row>
        <table:table-row table:style-name="ro1">
          <table:table-cell office:value-type="float" office:value="1.0578621447" calcext:value-type="float">
            <text:p>1.0578621447</text:p>
          </table:table-cell>
          <table:table-cell office:value-type="float" office:value="1.421720761" calcext:value-type="float">
            <text:p>1.421720761</text:p>
          </table:table-cell>
          <table:table-cell table:number-columns-repeated="3"/>
        </table:table-row>
        <table:table-row table:style-name="ro1">
          <table:table-cell office:value-type="float" office:value="1.709822963" calcext:value-type="float">
            <text:p>1.709822963</text:p>
          </table:table-cell>
          <table:table-cell office:value-type="float" office:value="1.7902479645" calcext:value-type="float">
            <text:p>1.7902479645</text:p>
          </table:table-cell>
          <table:table-cell table:number-columns-repeated="3"/>
        </table:table-row>
        <table:table-row table:style-name="ro1">
          <table:table-cell office:value-type="float" office:value="1.1594885868" calcext:value-type="float">
            <text:p>1.1594885868</text:p>
          </table:table-cell>
          <table:table-cell office:value-type="float" office:value="1.2197798087" calcext:value-type="float">
            <text:p>1.2197798087</text:p>
          </table:table-cell>
          <table:table-cell table:number-columns-repeated="3"/>
        </table:table-row>
        <table:table-row table:style-name="ro1">
          <table:table-cell office:value-type="float" office:value="1.1196111212" calcext:value-type="float">
            <text:p>1.1196111212</text:p>
          </table:table-cell>
          <table:table-cell office:value-type="float" office:value="2.3785955358" calcext:value-type="float">
            <text:p>2.3785955358</text:p>
          </table:table-cell>
          <table:table-cell table:number-columns-repeated="3"/>
        </table:table-row>
        <table:table-row table:style-name="ro1">
          <table:table-cell office:value-type="float" office:value="1.6530257358" calcext:value-type="float">
            <text:p>1.6530257358</text:p>
          </table:table-cell>
          <table:table-cell office:value-type="float" office:value="1.9565916034" calcext:value-type="float">
            <text:p>1.9565916034</text:p>
          </table:table-cell>
          <table:table-cell table:number-columns-repeated="3"/>
        </table:table-row>
        <table:table-row table:style-name="ro1">
          <table:table-cell office:value-type="float" office:value="1.1907572295" calcext:value-type="float">
            <text:p>1.1907572295</text:p>
          </table:table-cell>
          <table:table-cell office:value-type="float" office:value="1.5041374496" calcext:value-type="float">
            <text:p>1.5041374496</text:p>
          </table:table-cell>
          <table:table-cell table:number-columns-repeated="3"/>
        </table:table-row>
        <table:table-row table:style-name="ro1">
          <table:table-cell office:value-type="float" office:value="1.4931179958" calcext:value-type="float">
            <text:p>1.4931179958</text:p>
          </table:table-cell>
          <table:table-cell office:value-type="float" office:value="1.1004229455" calcext:value-type="float">
            <text:p>1.1004229455</text:p>
          </table:table-cell>
          <table:table-cell table:number-columns-repeated="3"/>
        </table:table-row>
        <table:table-row table:style-name="ro1">
          <table:table-cell office:value-type="float" office:value="1.3717880105" calcext:value-type="float">
            <text:p>1.3717880105</text:p>
          </table:table-cell>
          <table:table-cell office:value-type="float" office:value="0.8307019004" calcext:value-type="float">
            <text:p>0.8307019004</text:p>
          </table:table-cell>
          <table:table-cell table:number-columns-repeated="3"/>
        </table:table-row>
        <table:table-row table:style-name="ro1">
          <table:table-cell office:value-type="float" office:value="1.8075284673" calcext:value-type="float">
            <text:p>1.8075284673</text:p>
          </table:table-cell>
          <table:table-cell office:value-type="float" office:value="2.4306068651" calcext:value-type="float">
            <text:p>2.4306068651</text:p>
          </table:table-cell>
          <table:table-cell table:number-columns-repeated="3"/>
        </table:table-row>
        <table:table-row table:style-name="ro1">
          <table:table-cell office:value-type="float" office:value="1.5834735213" calcext:value-type="float">
            <text:p>1.5834735213</text:p>
          </table:table-cell>
          <table:table-cell office:value-type="float" office:value="0.6228873698" calcext:value-type="float">
            <text:p>0.6228873698</text:p>
          </table:table-cell>
          <table:table-cell table:number-columns-repeated="3"/>
        </table:table-row>
        <table:table-row table:style-name="ro1">
          <table:table-cell office:value-type="float" office:value="1.2618327621" calcext:value-type="float">
            <text:p>1.2618327621</text:p>
          </table:table-cell>
          <table:table-cell office:value-type="float" office:value="1.5686581422" calcext:value-type="float">
            <text:p>1.5686581422</text:p>
          </table:table-cell>
          <table:table-cell table:number-columns-repeated="3"/>
        </table:table-row>
        <table:table-row table:style-name="ro1">
          <table:table-cell office:value-type="float" office:value="1.1907572295" calcext:value-type="float">
            <text:p>1.1907572295</text:p>
          </table:table-cell>
          <table:table-cell office:value-type="float" office:value="1.5041374496" calcext:value-type="float">
            <text:p>1.5041374496</text:p>
          </table:table-cell>
          <table:table-cell table:number-columns-repeated="3"/>
        </table:table-row>
        <table:table-row table:style-name="ro1">
          <table:table-cell office:value-type="float" office:value="2.3893248703" calcext:value-type="float">
            <text:p>2.3893248703</text:p>
          </table:table-cell>
          <table:table-cell office:value-type="float" office:value="3.1549885466" calcext:value-type="float">
            <text:p>3.1549885466</text:p>
          </table:table-cell>
          <table:table-cell table:number-columns-repeated="3"/>
        </table:table-row>
        <table:table-row table:style-name="ro1">
          <table:table-cell office:value-type="float" office:value="1.1826993851" calcext:value-type="float">
            <text:p>1.1826993851</text:p>
          </table:table-cell>
          <table:table-cell office:value-type="float" office:value="0.8746046737" calcext:value-type="float">
            <text:p>0.8746046737</text:p>
          </table:table-cell>
          <table:table-cell table:number-columns-repeated="3"/>
        </table:table-row>
        <table:table-row table:style-name="ro1">
          <table:table-cell office:value-type="float" office:value="1.4280054973" calcext:value-type="float">
            <text:p>1.4280054973</text:p>
          </table:table-cell>
          <table:table-cell office:value-type="float" office:value="1.2114943157" calcext:value-type="float">
            <text:p>1.2114943157</text:p>
          </table:table-cell>
          <table:table-cell table:number-columns-repeated="3"/>
        </table:table-row>
        <table:table-row table:style-name="ro1">
          <table:table-cell office:value-type="float" office:value="1.6027508571" calcext:value-type="float">
            <text:p>1.6027508571</text:p>
          </table:table-cell>
          <table:table-cell office:value-type="float" office:value="1.3498117146" calcext:value-type="float">
            <text:p>1.3498117146</text:p>
          </table:table-cell>
          <table:table-cell table:number-columns-repeated="3"/>
        </table:table-row>
        <table:table-row table:style-name="ro1">
          <table:table-cell office:value-type="float" office:value="1.4655990359" calcext:value-type="float">
            <text:p>1.4655990359</text:p>
          </table:table-cell>
          <table:table-cell office:value-type="float" office:value="1.231759838" calcext:value-type="float">
            <text:p>1.231759838</text:p>
          </table:table-cell>
          <table:table-cell table:number-columns-repeated="3"/>
        </table:table-row>
        <table:table-row table:style-name="ro1">
          <table:table-cell office:value-type="float" office:value="1.270105644" calcext:value-type="float">
            <text:p>1.270105644</text:p>
          </table:table-cell>
          <table:table-cell office:value-type="float" office:value="1.8719722646" calcext:value-type="float">
            <text:p>1.8719722646</text:p>
          </table:table-cell>
          <table:table-cell table:number-columns-repeated="3"/>
        </table:table-row>
        <table:table-row table:style-name="ro1">
          <table:table-cell office:value-type="float" office:value="1.2186390295" calcext:value-type="float">
            <text:p>1.2186390295</text:p>
          </table:table-cell>
          <table:table-cell office:value-type="float" office:value="1.5280153025" calcext:value-type="float">
            <text:p>1.5280153025</text:p>
          </table:table-cell>
          <table:table-cell table:number-columns-repeated="3"/>
        </table:table-row>
        <table:table-row table:style-name="ro1">
          <table:table-cell office:value-type="float" office:value="1.1294816621" calcext:value-type="float">
            <text:p>1.1294816621</text:p>
          </table:table-cell>
          <table:table-cell office:value-type="float" office:value="1.3362751519" calcext:value-type="float">
            <text:p>1.3362751519</text:p>
          </table:table-cell>
          <table:table-cell table:number-columns-repeated="3"/>
        </table:table-row>
        <table:table-row table:style-name="ro1">
          <table:table-cell office:value-type="float" office:value="1.0030209268" calcext:value-type="float">
            <text:p>1.0030209268</text:p>
          </table:table-cell>
          <table:table-cell office:value-type="float" office:value="1.3585849708" calcext:value-type="float">
            <text:p>1.3585849708</text:p>
          </table:table-cell>
          <table:table-cell table:number-columns-repeated="3"/>
        </table:table-row>
        <table:table-row table:style-name="ro1">
          <table:table-cell office:value-type="float" office:value="1.2472244091" calcext:value-type="float">
            <text:p>1.2472244091</text:p>
          </table:table-cell>
          <table:table-cell office:value-type="float" office:value="1.4437317415" calcext:value-type="float">
            <text:p>1.4437317415</text:p>
          </table:table-cell>
          <table:table-cell table:number-columns-repeated="3"/>
        </table:table-row>
        <table:table-row table:style-name="ro1">
          <table:table-cell office:value-type="float" office:value="1.3332067352" calcext:value-type="float">
            <text:p>1.3332067352</text:p>
          </table:table-cell>
          <table:table-cell office:value-type="float" office:value="1.1934361641" calcext:value-type="float">
            <text:p>1.1934361641</text:p>
          </table:table-cell>
          <table:table-cell table:number-columns-repeated="3"/>
        </table:table-row>
        <table:table-row table:style-name="ro1">
          <table:table-cell office:value-type="float" office:value="1.3306322646" calcext:value-type="float">
            <text:p>1.3306322646</text:p>
          </table:table-cell>
          <table:table-cell office:value-type="float" office:value="1.1988509608" calcext:value-type="float">
            <text:p>1.1988509608</text:p>
          </table:table-cell>
          <table:table-cell table:number-columns-repeated="3"/>
        </table:table-row>
        <table:table-row table:style-name="ro1">
          <table:table-cell office:value-type="float" office:value="1.1594885868" calcext:value-type="float">
            <text:p>1.1594885868</text:p>
          </table:table-cell>
          <table:table-cell office:value-type="float" office:value="1.2197798087" calcext:value-type="float">
            <text:p>1.2197798087</text:p>
          </table:table-cell>
          <table:table-cell table:number-columns-repeated="3"/>
        </table:table-row>
        <table:table-row table:style-name="ro1">
          <table:table-cell office:value-type="float" office:value="1.8102718812" calcext:value-type="float">
            <text:p>1.8102718812</text:p>
          </table:table-cell>
          <table:table-cell office:value-type="float" office:value="1.7865898867" calcext:value-type="float">
            <text:p>1.7865898867</text:p>
          </table:table-cell>
          <table:table-cell table:number-columns-repeated="3"/>
        </table:table-row>
        <table:table-row table:style-name="ro1">
          <table:table-cell office:value-type="float" office:value="1.5558269791" calcext:value-type="float">
            <text:p>1.5558269791</text:p>
          </table:table-cell>
          <table:table-cell office:value-type="float" office:value="1.3690734994" calcext:value-type="float">
            <text:p>1.3690734994</text:p>
          </table:table-cell>
          <table:table-cell table:number-columns-repeated="3"/>
        </table:table-row>
        <table:table-row table:style-name="ro1">
          <table:table-cell office:value-type="float" office:value="1.410584757" calcext:value-type="float">
            <text:p>1.410584757</text:p>
          </table:table-cell>
          <table:table-cell office:value-type="float" office:value="0.8736248556" calcext:value-type="float">
            <text:p>0.8736248556</text:p>
          </table:table-cell>
          <table:table-cell table:number-columns-repeated="3"/>
        </table:table-row>
        <table:table-row table:style-name="ro1">
          <table:table-cell office:value-type="float" office:value="1.3029576762" calcext:value-type="float">
            <text:p>1.3029576762</text:p>
          </table:table-cell>
          <table:table-cell office:value-type="float" office:value="1.2989040277" calcext:value-type="float">
            <text:p>1.298904027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3T11:45:42.829546845</dc:date>
    <meta:editing-duration>P2DT7H26M1S</meta:editing-duration>
    <meta:editing-cycles>3</meta:editing-cycles>
    <meta:generator>LibreOffice/5.1.6.2$Linux_X86_64 LibreOffice_project/10m0$Build-2</meta:generator>
    <meta:document-statistic meta:table-count="1" meta:cell-count="664" meta:object-count="0"/>
  </office:meta>
</office:document-meta>
</file>